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7500000028E0BC835E.png" manifest:media-type="image/png"/>
  <manifest:file-entry manifest:full-path="Pictures/10000000000001B8000000572D9A6FE2.jpg" manifest:media-type="image/jpeg"/>
  <manifest:file-entry manifest:full-path="Pictures/100008870000018B0000018BAC28A579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Calibri" svg:font-family="Calibri"/>
    <style:font-face style:name="Cantarell" svg:font-family="Cantarell" style:font-adornments="Regular" style:font-pitch="variable"/>
    <style:font-face style:name="Cantarell1" svg:font-family="Cantarell" style:font-adornments="Bold" style:font-pitch="variable"/>
    <style:font-face style:name="Cantarell2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adornments="Standard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tandard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family-generic="modern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_5f_8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fo:min-height="0.866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pr1" style:family="presentation" style:parent-style-name="alizarin-title">
      <style:graphic-properties fo:min-height="2.25cm" loext:decorative="false"/>
      <style:paragraph-properties style:writing-mode="lr-tb"/>
    </style:style>
    <style:style style:name="pr2" style:family="presentation" style:parent-style-name="alizarin-subtitle">
      <style:graphic-properties loext:decorative="false"/>
      <style:paragraph-properties style:writing-mode="lr-tb"/>
    </style:style>
    <style:style style:name="pr3" style:family="presentation" style:parent-style-name="alizarin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alizarin-title">
      <style:graphic-properties loext:decorative="false"/>
      <style:paragraph-properties style:writing-mode="lr-tb"/>
    </style:style>
    <style:style style:name="pr5" style:family="presentation" style:parent-style-name="alizarin-outline1">
      <style:graphic-properties fo:min-height="9.35cm" loext:decorative="false"/>
      <style:paragraph-properties style:writing-mode="lr-tb"/>
    </style:style>
    <style:style style:name="pr6" style:family="presentation" style:parent-style-name="alizarin-notes">
      <style:graphic-properties draw:fill-color="#ffffff" fo:min-height="13.364cm" loext:decorative="false"/>
      <style:paragraph-properties style:writing-mode="lr-tb"/>
    </style:style>
    <style:style style:name="P1" style:family="paragraph">
      <style:text-properties fo:color="#000000" loext:opacity="100%" style:font-name="Cantarell2" fo:font-style="normal" style:font-style-asian="normal" style:font-style-complex="normal"/>
    </style:style>
    <style:style style:name="P2" style:family="paragraph">
      <style:paragraph-properties fo:margin-left="0cm" fo:margin-right="0cm" fo:text-align="start" fo:text-indent="0cm" style:text-autospace="ideograph-alpha" style:punctuation-wrap="hanging" loext:tab-stop-distance="0cm">
        <style:tab-stops/>
      </style:paragraph-properties>
    </style:style>
    <style:style style:name="P3" style:family="paragraph">
      <style:text-properties style:font-name="Cantarell2"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fo:font-style="italic" style:font-style-asian="italic" style:font-style-complex="italic"/>
    </style:style>
    <style:style style:name="P6" style:family="paragraph">
      <loext:graphic-properties draw:fill-color="#ffffff"/>
      <style:text-properties style:font-size-asian="18pt"/>
    </style:style>
    <style:style style:name="P7" style:family="paragraph">
      <style:text-properties fo:color="#000000" loext:opacity="100%"/>
    </style:style>
    <style:style style:name="P8" style:family="paragraph">
      <style:text-properties fo:font-size="18pt" style:font-size-asian="18pt" style:font-size-complex="18pt"/>
    </style:style>
    <style:style style:name="P9" style:family="paragraph">
      <loext:graphic-properties draw:fill-color="#ffffff"/>
    </style:style>
    <style:style style:name="P10" style:family="paragraph">
      <style:paragraph-properties fo:margin-top="0.42cm" fo:margin-bottom="0.35cm"/>
    </style:style>
    <style:style style:name="P11" style:family="paragraph">
      <style:paragraph-properties fo:margin-left="0cm" fo:margin-right="0cm" fo:margin-top="0cm" fo:margin-bottom="0.223cm" fo:text-indent="0cm" style:text-autospace="ideograph-alpha" style:punctuation-wrap="hanging"/>
    </style:style>
    <style:style style:name="T1" style:family="text">
      <style:text-properties fo:color="#000000" loext:opacity="100%" style:font-name="Cantarell2" fo:font-size="24pt" fo:font-style="normal" style:font-style-asian="normal" style:font-style-complex="normal"/>
    </style:style>
    <style:style style:name="T2" style:family="text">
      <style:text-properties style:font-name="Cantarell2" fo:font-size="24pt" fo:font-style="normal" style:font-size-asian="24pt" style:font-style-asian="normal" style:font-size-complex="24pt" style:font-style-complex="normal"/>
    </style:style>
    <style:style style:name="T3" style:family="text">
      <style:text-properties style:text-position="super 58%" style:font-name="Cantarell2" fo:font-size="24pt" fo:font-style="normal" style:font-size-asian="24pt" style:font-style-asian="normal" style:font-size-complex="24pt" style:font-style-complex="normal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 loext:opacity="100%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min-label-width="0.8cm"/>
        <style:text-properties fo:font-family="Wingdings" style:font-style-name="Standard" style:font-charset="x-symbol" fo:color="#729fcf" fo:font-size="70%"/>
      </text:list-level-style-bullet>
      <text:list-level-style-bullet text:level="2" text:bullet-char="">
        <style:list-level-properties text:space-before="0.8cm" text:min-label-width="0.8cm"/>
        <style:text-properties fo:font-family="Wingdings" style:font-style-name="Standard" style:font-charset="x-symbol" fo:color="#729fcf" fo:font-size="70%"/>
      </text:list-level-style-bullet>
      <text:list-level-style-number text:level="3" style:num-format="">
        <style:list-level-properties text:space-before="1.6cm" text:min-label-width="0.8cm"/>
        <style:text-properties fo:color="#729fcf" fo:font-size="70%"/>
      </text:list-level-style-number>
      <text:list-level-style-number text:level="4" style:num-format="">
        <style:list-level-properties text:space-before="2.4cm" text:min-label-width="0.8cm"/>
        <style:text-properties fo:color="#729fcf" fo:font-size="70%"/>
      </text:list-level-style-number>
      <text:list-level-style-number text:level="5" style:num-format="">
        <style:list-level-properties text:space-before="3.2cm" text:min-label-width="0.8cm"/>
        <style:text-properties fo:color="#729fcf" fo:font-size="70%"/>
      </text:list-level-style-number>
      <text:list-level-style-number text:level="6" style:num-format="">
        <style:list-level-properties text:space-before="4cm" text:min-label-width="0.8cm"/>
        <style:text-properties fo:color="#729fcf" fo:font-size="70%"/>
      </text:list-level-style-number>
      <text:list-level-style-number text:level="7" style:num-format="">
        <style:list-level-properties text:space-before="4.8cm" text:min-label-width="0.8cm"/>
        <style:text-properties fo:color="#729fcf" fo:font-size="70%"/>
      </text:list-level-style-number>
      <text:list-level-style-number text:level="8" style:num-format="">
        <style:list-level-properties text:space-before="5.6cm" text:min-label-width="0.8cm"/>
        <style:text-properties fo:color="#729fcf" fo:font-size="70%"/>
      </text:list-level-style-number>
      <text:list-level-style-number text:level="9" style:num-format="">
        <style:list-level-properties text:space-before="6.4cm" text:min-label-width="0.8cm"/>
        <style:text-properties fo:color="#729fcf" fo:font-size="70%"/>
      </text:list-level-style-number>
      <text:list-level-style-number text:level="10" style:num-format="">
        <style:list-level-properties text:space-before="7.2cm" text:min-label-width="0.8cm"/>
        <style:text-properties fo:color="#729fcf" fo:font-size="70%"/>
      </text:list-level-style-number>
    </text:list-style>
  </office:automatic-styles>
  <office:body>
    <office:presentation>
      <presentation:footer-decl presentation:name="ftr1">Universal Resolver for DIDs</presentation:footer-decl>
      <presentation:date-time-decl presentation:name="dtd1" presentation:source="fixed">2018-05-16</presentation:date-time-decl>
      <draw:page draw:name="page1" draw:style-name="dp1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.999cm" svg:height="2.251cm" svg:x="0cm" svg:y="0.749cm" presentation:class="title" presentation:user-transformed="true">
          <draw:text-box>
            <text:p><text:span text:style-name="T1">DID Methods WG Meeting</text:span></text:p>
          </draw:text-box>
        </draw:frame>
        <draw:frame presentation:style-name="pr2" draw:text-style-name="P3" draw:layer="layout" svg:width="26.001cm" svg:height="8.95cm" svg:x="0.999cm" svg:y="2.65cm" presentation:class="subtitle" presentation:user-transformed="true">
          <draw:text-box>
            <text:p text:style-name="P2"><text:span text:style-name="T2">4</text:span><text:span text:style-name="T3">th</text:span><text:span text:style-name="T2"> December 2024</text:span></text:p>
            <text:p text:style-name="P2"><text:span text:style-name="T2"/></text:p>
            <text:p text:style-name="P2"><text:span text:style-name="T4">Agenda</text:span></text:p>
            <text:list text:style-name="L3">
              <text:list-header>
                <text:p text:style-name="P2"><text:span text:style-name="T4"><text:s text:c="4"/></text:span><text:span text:style-name="T4">Welcome and Introductions</text:span></text:p>
                <text:p text:style-name="P2"><text:span text:style-name="T4"><text:s text:c="4"/></text:span><text:span text:style-name="T4">Logistics</text:span></text:p>
                <text:p text:style-name="P2"><text:span text:style-name="T4"><text:s text:c="8"/></text:span><text:span text:style-name="T4">CONTRIBUTING.md</text:span></text:p>
                <text:p text:style-name="P2"><text:span text:style-name="T4"><text:s text:c="8"/></text:span><text:span text:style-name="T4">Code of Conduct</text:span></text:p>
                <text:p text:style-name="P2"><text:span text:style-name="T4"><text:s text:c="4"/></text:span><text:span text:style-name="T4">Review of Working Group Mission &amp; Goals</text:span></text:p>
                <text:p text:style-name="P2"><text:span text:style-name="T4"><text:s text:c="4"/></text:span><text:span text:style-name="T4">WG item: Call for chairs</text:span></text:p>
                <text:p text:style-name="P2"><text:span text:style-name="T4"><text:s text:c="4"/></text:span><text:span text:style-name="T4">WG item: Deciding categories/criteria for DID method selection.</text:span></text:p>
              </text:list-header>
            </text:list>
          </draw:text-box>
        </draw:frame>
        <draw:frame draw:style-name="gr1" draw:text-style-name="P4" draw:layer="layout" svg:width="3.095cm" svg:height="1.057cm" svg:x="10.163cm" svg:y="13.81cm">
          <draw:image xlink:href="Pictures/100000010000007500000028E0BC835E.png" xlink:type="simple" xlink:show="embed" xlink:actuate="onLoad" draw:mime-type="image/png">
            <text:p/>
          </draw:image>
        </draw:frame>
        <draw:frame draw:style-name="gr2" draw:text-style-name="P5" draw:layer="layout" svg:width="13.789cm" svg:height="1.116cm" svg:x="13.511cm" svg:y="13.784cm">
          <draw:text-box>
            <text:p><text:span text:style-name="T5">… </text:span><text:span text:style-name="T5">in collaboration with ToIP, W3C CCG, INATB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26.999cm" svg:height="2.251cm" svg:x="0cm" svg:y="0.749cm" presentation:class="title">
          <draw:text-box>
            <text:p><text:span text:style-name="T6">Code of Conduct</text:span></text:p>
          </draw:text-box>
        </draw:frame>
        <draw:frame presentation:style-name="pr5" draw:text-style-name="P8" draw:layer="layout" svg:width="25.798cm" svg:height="8.912cm" svg:x="1.002cm" svg:y="2.388cm" presentation:class="outline" presentation:user-transformed="true">
          <draw:text-box>
            <text:list text:style-name="L4">
              <text:list-item>
                <text:p><text:span text:style-name="T4"><text:a xlink:href="https://github.com/decentralized-identity/org/blob/main/code-of-conduct.md" xlink:type="simple">https://github.com/decentralized-identity/org/blob/main/code-of-conduct.md</text:a></text:span></text:p>
              </text:list-item>
              <text:list-item>
                <text:p><text:span text:style-name="T4">Open, Inclusive &amp; Diverse</text:span></text:p>
              </text:list-item>
              <text:list-item>
                <text:p><text:span text:style-name="T4">Welcoming, Empathetic &amp; Thoughtful</text:span></text:p>
              </text:list-item>
              <text:list-item>
                <text:p><text:span text:style-name="T4">Collaborative, Inquisitive &amp; Concis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26.999cm" svg:height="2.251cm" svg:x="0cm" svg:y="0.749cm" presentation:class="title">
          <draw:text-box>
            <text:p><text:span text:style-name="T6">Deciding categories/criteria for DID method selection.</text:span></text:p>
          </draw:text-box>
        </draw:frame>
        <draw:frame presentation:style-name="pr5" draw:text-style-name="P8" draw:layer="layout" svg:width="25.798cm" svg:height="8.912cm" svg:x="1.002cm" svg:y="2.388cm" presentation:class="outline" presentation:user-transformed="true">
          <draw:text-box>
            <text:list text:style-name="L4">
              <text:list-item>
                <text:p><text:span text:style-name="T4"><text:a xlink:href="https://github.com/decentralized-identity/org/blob/main/Org%20documents/WG%20documents/DIF_DID_Methods_WG_Charter_v1.pdf" xlink:type="simple">DID Methods WG Charter</text:a></text:span></text:p>
                <text:list>
                  <text:list-header>
                    <text:p><text:span text:style-name="T4">“</text:span><text:span text:style-name="T4">Identify and document criteria for selection of an initial set of </text:span><text:span text:style-name="T7">DID methods of strategic importance</text:span><text:span text:style-name="T4">. This could include selection of useful and/or promising methods from among </text:span><text:span text:style-name="T7">web-based</text:span><text:span text:style-name="T4">, </text:span><text:span text:style-name="T7">ephemeral</text:span><text:span text:style-name="T4">, and </text:span><text:span text:style-name="T7">decentralized DID methods</text:span><text:span text:style-name="T4">.”</text:span></text:p>
                  </text:list-header>
                </text:list>
              </text:list-item>
              <text:list-item>
                <text:p><text:span text:style-name="T4"><text:a xlink:href="https://github.com/decentralized-identity/org/blob/main/Org%20documents/WG%20documents/DIF_DID_Methods_Operating_Addendum_v1.pdf" xlink:type="simple">DID Methods WG Operating Addendum</text:a></text:span></text:p>
                <text:list>
                  <text:list-header>
                    <text:p><text:span text:style-name="T4">Alignment with DID Core specification</text:span></text:p>
                    <text:p><text:span text:style-name="T4">Interoperability with other DID methods</text:span></text:p>
                    <text:p><text:span text:style-name="T4">Security and privacy features</text:span></text:p>
                    <text:p><text:span text:style-name="T4">Scalability and performance</text:span></text:p>
                    <text:p><text:span text:style-name="T4">Ease of implementation and use</text:span></text:p>
                    <text:p><text:span text:style-name="T4">Community adoption and support</text:span></text:p>
                    <text:p><text:span text:style-name="T4">Compliance with relevant regulations and best practices</text:span></text:p>
                    <text:p><text:span text:style-name="T4">Diversity of the set of selected method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26.999cm" svg:height="2.251cm" svg:x="0cm" svg:y="0.749cm" presentation:class="title">
          <draw:text-box>
            <text:p><text:span text:style-name="T6">Deciding categories/criteria for DID method selection.</text:span></text:p>
          </draw:text-box>
        </draw:frame>
        <draw:frame presentation:style-name="pr5" draw:text-style-name="P8" draw:layer="layout" svg:width="25.798cm" svg:height="12.012cm" svg:x="1.002cm" svg:y="2.388cm" presentation:class="outline" presentation:user-transformed="true">
          <draw:text-box>
            <text:list text:style-name="L4">
              <text:list-item>
                <text:p><text:span text:style-name="T4">Suggestions by Manu Sporny on W3C CCG list and Github issue:</text:span><text:span text:style-name="T4"><text:line-break/></text:span><text:span text:style-name="T4"><text:a xlink:href="https://lists.w3.org/Archives/Public/public-credentials/2024Nov/0036.html" xlink:type="simple">https://lists.w3.org/Archives/Public/public-credentials/2024Nov/0036.html</text:a></text:span><text:span text:style-name="T4"><text:line-break/></text:span><text:span text:style-name="T4"><text:a xlink:href="https://github.com/decentralized-identity/did-methods/issues/10#issuecomment-2500822445" xlink:type="simple">https://github.com/decentralized-identity/did-methods/issues/10#issuecomment-2500822445</text:a></text:span></text:p>
                <text:p><text:span text:style-name="T4">“</text:span><text:span text:style-name="T4">At least one ephemeral DID Method”</text:span></text:p>
                <text:p><text:span text:style-name="T4">“</text:span><text:span text:style-name="T4">At least one web-based DID Method”</text:span></text:p>
                <text:p><text:span text:style-name="T4">“</text:span><text:span text:style-name="T4">At least one fully decentralized DID Method”</text:span></text:p>
                <text:p><text:span text:style-name="T4">“</text:span><text:span text:style-name="T4">Global government-approved crypto”</text:span></text:p>
                <text:p><text:span text:style-name="T4">“</text:span><text:span text:style-name="T4">Privacy-preserving crypto"</text:span></text:p>
                <text:p><text:span text:style-name="T4">“</text:span><text:span text:style-name="T4">Digitally signed cryptographic log of changes to the DID Document”</text:span></text:p>
                <text:p><text:span text:style-name="T4">“</text:span><text:span text:style-name="T4">multi-factor binding to DNS”</text:span></text:p>
                <text:p><text:span text:style-name="T4">“</text:span><text:span text:style-name="T4">specification with multiple implementers”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26.999cm" svg:height="2.251cm" svg:x="0cm" svg:y="0.749cm" presentation:class="title">
          <draw:text-box>
            <text:p><text:span text:style-name="T6">Deciding categories/criteria for DID method selection.</text:span></text:p>
          </draw:text-box>
        </draw:frame>
        <draw:frame presentation:style-name="pr5" draw:text-style-name="P8" draw:layer="layout" svg:width="26.798cm" svg:height="12.012cm" svg:x="1.002cm" svg:y="2.388cm" presentation:class="outline" presentation:user-transformed="true">
          <draw:text-box>
            <text:list text:style-name="L4">
              <text:list-item>
                <text:p><text:span text:style-name="T4">Suggestions by Michael Herman on Github issues:</text:span><text:span text:style-name="T4"><text:line-break/></text:span><text:span text:style-name="T4"><text:a xlink:href="https://github.com/decentralized-identity/did-methods/issues/created_by/mwherman2000" xlink:type="simple">https://github.com/decentralized-identity/did-methods/issues/created_by/mwherman2000</text:a></text:span></text:p>
                <text:p><text:span text:style-name="T4">Scope/domain of the types of entities/subjects addressed/named by a particular method</text:span></text:p>
                <text:p><text:span text:style-name="T4">Estimated size of each scope/domain </text:span></text:p>
                <text:p text:style-name="P10"><text:span text:style-name="T4">Estimate of the daily transaction volume of each scope/domain</text:span></text:p>
                <text:p text:style-name="P10"><text:span text:style-name="T4">DID Methods that serve the needs of a particular company or governmen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26.999cm" svg:height="2.251cm" svg:x="0cm" svg:y="0.749cm" presentation:class="title">
          <draw:text-box>
            <text:p><text:span text:style-name="T6">Deciding categories/criteria for DID method selection.</text:span></text:p>
          </draw:text-box>
        </draw:frame>
        <draw:frame presentation:style-name="pr5" draw:text-style-name="P8" draw:layer="layout" svg:width="25.798cm" svg:height="12.012cm" svg:x="1.002cm" svg:y="2.388cm" presentation:class="outline" presentation:user-transformed="true">
          <draw:text-box>
            <text:list text:style-name="L4">
              <text:list-item>
                <text:p><text:span text:style-name="T4">Suggestions by @Olvisgil (Oleg Tsarev) on Github issue:</text:span><text:span text:style-name="T4"><text:line-break/></text:span><text:span text:style-name="T4"><text:a xlink:href="https://github.com/decentralized-identity/did-methods/issues/10#issuecomment-2502200974" xlink:type="simple">https://github.com/decentralized-identity/did-methods/issues/10#issuecomment-2502200974</text:a></text:span></text:p>
                <text:p><text:span text:style-name="T4">Governance</text:span></text:p>
                <text:p><text:span text:style-name="T4">Usability</text:span></text:p>
                <text:p><text:span text:style-name="T4">Sustainability</text:span></text:p>
                <text:p><text:span text:style-name="T4">Economic Feasibility</text:span></text:p>
                <text:p><text:span text:style-name="T4">Legal Recognition</text:span></text:p>
                <text:p><text:span text:style-name="T4">Revocation and Recovery</text:span></text:p>
                <text:p><text:span text:style-name="T4">Emerging Marke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26.999cm" svg:height="2.251cm" svg:x="0cm" svg:y="0.749cm" presentation:class="title">
          <draw:text-box>
            <text:p><text:span text:style-name="T6">Deciding categories/criteria for DID method selection.</text:span></text:p>
          </draw:text-box>
        </draw:frame>
        <draw:frame presentation:style-name="pr5" draw:text-style-name="P8" draw:layer="layout" svg:width="25.798cm" svg:height="8.912cm" svg:x="1.002cm" svg:y="2.388cm" presentation:class="outline" presentation:user-transformed="true">
          <draw:text-box>
            <text:list text:style-name="L4">
              <text:list-item>
                <text:p><text:span text:style-name="T4">Adrian Gropper on CCG mailing list:</text:span><text:span text:style-name="T4"><text:line-break/></text:span><text:span text:style-name="T4"><text:a xlink:href="https://lists.w3.org/Archives/Public/public-credentials/2024Nov/0061.html" xlink:type="simple">https://lists.w3.org/Archives/Public/public-credentials/2024Nov/0061.html</text:a></text:span></text:p>
                <text:p text:style-name="P10"><text:span text:style-name="T4">“</text:span><text:span text:style-name="T4">Addresses the role of biometrics relative to DIDs as a primary or foundational concern.</text:span></text:p>
              </text:list-item>
              <text:list-item>
                <text:p text:style-name="P10"><text:span text:style-name="T4">Steven Capell on CCG mailing list:</text:span><text:span text:style-name="T4"><text:line-break/></text:span><text:span text:style-name="T4"><text:a xlink:href="https://lists.w3.org/Archives/Public/public-credentials/2024Nov/0046.html" xlink:type="simple">https://lists.w3.org/Archives/Public/public-credentials/2024Nov/0046.html</text:a></text:span></text:p>
                <text:p text:style-name="P10"><text:span text:style-name="T4">“</text:span><text:span text:style-name="T4">Long lived VCs need long lived DIDs”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26.999cm" svg:height="2.251cm" svg:x="0cm" svg:y="0.749cm" presentation:class="title">
          <draw:text-box>
            <text:p><text:span text:style-name="T6">Deciding categories/criteria for DID method selection.</text:span></text:p>
          </draw:text-box>
        </draw:frame>
        <draw:frame presentation:style-name="pr5" draw:text-style-name="P8" draw:layer="layout" svg:width="25.798cm" svg:height="2.212cm" svg:x="1.002cm" svg:y="2.388cm" presentation:class="outline" presentation:user-transformed="true">
          <draw:text-box>
            <text:list text:style-name="L4">
              <text:list-item>
                <text:p><text:span text:style-name="T4">DID Traits (work item at DIF ID WG)</text:span><text:span text:style-name="T4"><text:line-break/></text:span><text:span text:style-name="T4"><text:a xlink:href="https://identity.foundation/did-traits/" xlink:type="simple">https://identity.foundation/did-traits/</text:a></text:span></text:p>
              </text:list-item>
            </text:list>
          </draw:text-box>
        </draw:frame>
        <draw:frame presentation:style-name="pr5" draw:text-style-name="P8" draw:layer="layout" svg:width="12.398cm" svg:height="10.614cm" svg:x="1.002cm" svg:y="4.186cm" presentation:class="outline" presentation:user-transformed="true">
          <draw:text-box>
            <text:list text:style-name="L4">
              <text:list-header>
                <text:p><text:span text:style-name="T4">Updateable</text:span></text:p>
                <text:p><text:span text:style-name="T4">Updateable Service Endpoints</text:span></text:p>
                <text:p><text:span text:style-name="T4">Deactivatable</text:span></text:p>
                <text:p><text:span text:style-name="T4">Deletable</text:span></text:p>
                <text:p><text:span text:style-name="T4">Explicit Fees</text:span></text:p>
                <text:p><text:span text:style-name="T4">Self-Certifying</text:span></text:p>
                <text:p><text:span text:style-name="T4">Rotatable Verification Methods</text:span></text:p>
                <text:p><text:span text:style-name="T4">Pre-rotation of Keys</text:span></text:p>
                <text:p><text:span text:style-name="T4">Multi-Signature Verification Method</text:span></text:p>
                <text:p><text:span text:style-name="T4">Human-readable</text:span></text:p>
                <text:p text:style-name="P11"><text:span text:style-name="T4">Enumerable</text:span></text:p>
              </text:list-header>
            </text:list>
          </draw:text-box>
        </draw:frame>
        <draw:frame presentation:style-name="pr5" draw:text-style-name="P8" draw:layer="layout" svg:width="12.398cm" svg:height="10.614cm" svg:x="15.002cm" svg:y="4.164cm" presentation:class="outline" presentation:user-transformed="true">
          <draw:text-box>
            <text:list text:style-name="L4">
              <text:list-header>
                <text:p><text:span text:style-name="T4">Locally Resolvable</text:span></text:p>
                <text:p><text:span text:style-name="T4">Globally Resolvable</text:span></text:p>
                <text:p><text:span text:style-name="T4">DID Document History</text:span></text:p>
                <text:p><text:span text:style-name="T4">Cryptograhpically signed DID Document History</text:span></text:p>
                <text:p><text:span text:style-name="T4">Not Hosted</text:span></text:p>
                <text:p><text:span text:style-name="T4">Centrally Hosted</text:span></text:p>
                <text:p><text:span text:style-name="T4">Decentrally Hosted</text:span></text:p>
                <text:p><text:span text:style-name="T4">Privacy Preserving Cryptography</text:span></text:p>
                <text:p><text:span text:style-name="T4">Government-approved Cryptography</text:span></text:p>
                <text:p><text:span text:style-name="T4">GDPR-complian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26.999cm" svg:height="2.251cm" svg:x="0cm" svg:y="0.749cm" presentation:class="title">
          <draw:text-box>
            <text:p><text:span text:style-name="T6">Deciding categories/criteria for DID method selection.</text:span></text:p>
          </draw:text-box>
        </draw:frame>
        <draw:frame presentation:style-name="pr5" draw:text-style-name="P8" draw:layer="layout" svg:width="25.798cm" svg:height="2.212cm" svg:x="1.002cm" svg:y="2.388cm" presentation:class="outline" presentation:user-transformed="true">
          <draw:text-box>
            <text:list text:style-name="L4">
              <text:list-item>
                <text:p><text:span text:style-name="T4">DID Rubric (Group note published by W3C DID WG)</text:span><text:span text:style-name="T4"><text:line-break/></text:span><text:span text:style-name="T4"><text:a xlink:href="https://www.w3.org/TR/did-rubric/" xlink:type="simple">https://www.w3.org/TR/did-rubric/</text:a></text:span></text:p>
              </text:list-item>
            </text:list>
          </draw:text-box>
        </draw:frame>
        <draw:frame presentation:style-name="pr5" draw:text-style-name="P8" draw:layer="layout" svg:width="12.398cm" svg:height="10.614cm" svg:x="1.002cm" svg:y="4.186cm" presentation:class="outline" presentation:user-transformed="true">
          <draw:text-box>
            <text:list text:style-name="L4">
              <text:list-item>
                <text:p><text:span text:style-name="T4">Many criteria grouped in categories:</text:span></text:p>
                <text:p><text:span text:style-name="T4">Rulemaking</text:span></text:p>
                <text:p><text:span text:style-name="T4">Design</text:span></text:p>
                <text:p><text:span text:style-name="T4">Operation</text:span></text:p>
                <text:p><text:span text:style-name="T4">Enforcement</text:span></text:p>
                <text:p><text:span text:style-name="T4">Alternatives</text:span></text:p>
                <text:p><text:span text:style-name="T4">Adoption</text:span></text:p>
                <text:p><text:span text:style-name="T4">Security</text:span></text:p>
                <text:p><text:span text:style-name="T4">Privacy</text:span></text:p>
                <text:p><text:span text:style-name="T4">Other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26.999cm" svg:height="2.251cm" svg:x="0cm" svg:y="0.749cm" presentation:class="title">
          <draw:text-box>
            <text:p><text:span text:style-name="T6">Important meta criteria?</text:span></text:p>
          </draw:text-box>
        </draw:frame>
        <draw:frame presentation:style-name="pr5" draw:text-style-name="P8" draw:layer="layout" svg:width="25.798cm" svg:height="8.912cm" svg:x="1.002cm" svg:y="2.388cm" presentation:class="outline" presentation:user-transformed="true">
          <draw:text-box>
            <text:list text:style-name="L4">
              <text:list-header>
                <text:p><text:span text:style-name="T4">Which DID method WANTS to be standardized?</text:span></text:p>
                <text:p><text:span text:style-name="T4">Are there volunteers to do the work?</text:span></text:p>
                <text:p><text:span text:style-name="T4">Diversity of selected methods?</text:span></text:p>
                <text:p text:style-name="P11"><text:span text:style-name="T4">Trademark check?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Calibri" svg:font-family="Calibri"/>
    <style:font-face style:name="Cantarell" svg:font-family="Cantarell" style:font-adornments="Regular" style:font-pitch="variable"/>
    <style:font-face style:name="Cantarell1" svg:font-family="Cantarell" style:font-adornments="Bold" style:font-pitch="variable"/>
    <style:font-face style:name="Cantarell2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adornments="Standard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tandard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family-generic="modern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opacity="100%" draw:fill-image-width="0cm" draw:fill-image-height="0cm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  <style:text-properties style:font-name="Cantarell" fo:font-family="Cantarell" style:font-style-name="Regular" style:font-pitch="variable"/>
    </style:style>
    <style:style style:name="title" style:family="graphic" style:parent-style-name="standard">
      <style:graphic-properties draw:stroke="none" draw:fill="none"/>
      <style:text-properties style:font-name="Source Sans Pro Semibold" fo:font-family="'Source Sans Pro Semibold'" style:font-style-name="Standard" style:font-family-generic="swiss" style:font-pitch="variable" fo:font-size="44pt" fo:font-weight="600" style:font-name-asian="源ノ角ゴシック Heavy" style:font-family-asian="'源ノ角ゴシック Heavy'" style:font-style-name-asian="Heavy" style:font-pitch-asian="variable" style:font-size-asian="36pt" style:font-weight-asian="normal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style:font-name="Cantarell" fo:font-family="Cantarell" style:font-style-name="Regular" style:font-pitch="variable"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1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paragraph-properties fo:line-height="150%"/>
      <style:text-properties style:font-name="Cantarell" fo:font-family="Cantarell" style:font-style-name="Regular" style:font-pitch="variable" fo:font-size="16pt" style:font-size-asian="14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  <style:text-properties style:font-name="Cantarell" fo:font-family="Cantarell" style:font-style-name="Regular" style:font-pitch="variable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fill="none" draw:opacity="100%" draw:fill-image-width="0cm" draw:fill-image-height="0cm" draw:shadow-opacity="100%"/>
    </style:style>
    <style:style style:name="Default_5f_3" style:display-name="Default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2_5f_1">
      <style:graphic-properties draw:stroke="none" draw:fill="none" draw:opacity="100%" draw:fill-image-width="0cm" draw:fill-image-height="0cm" draw:shadow-opacity="100%"/>
    </style:style>
    <style:style style:name="Default_5f_3_5f_1" style:display-name="Default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2_5f_1_5f_1">
      <style:graphic-properties draw:stroke="none" draw:fill="none" draw:opacity="100%" draw:fill-image-width="0cm" draw:fill-image-height="0cm" draw:shadow-opacity="100%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width="0.2cm" svg:stroke-color="#2c3e50" draw:marker-start-width="0.5cm" draw:marker-end-width="0.5cm" draw:fill="none" draw:fill-image-width="0cm" draw:fill-image-height="0cm"/>
    </style:style>
    <style:style style:name="Object_20_without_20_fill_5f_2" style:display-name="Object without fill_2" style:family="graphic" style:parent-style-name="Default_5f_2">
      <style:graphic-properties svg:stroke-width="0.2cm" svg:stroke-color="#2c3e50" draw:marker-start-width="0.5cm" draw:marker-end-width="0.5cm" draw:fill="none" draw:fill-image-width="0cm" draw:fill-image-height="0cm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 draw:opacity="100%" draw:fill-image-width="0cm" draw:fill-image-height="0cm" draw:shadow-opacity="100%"/>
    </style:style>
    <style:style style:name="Object_20_with_20_no_20_fill_20_and_20_no_20_line_5f_3" style:display-name="Object with no fill and no line_3" style:family="graphic" style:parent-style-name="Default_5f_2">
      <style:graphic-properties draw:stroke="none" draw:fill="none" draw:opacity="100%" draw:fill-image-width="0cm" draw:fill-image-height="0cm" draw:shadow-opacity="100%"/>
    </style:style>
    <style:style style:name="Object_20_with_20_no_20_fill_20_and_20_no_20_line_5f_4" style:display-name="Object with no fill and no line_4" style:family="graphic" style:parent-style-name="Default_5f_2">
      <style:graphic-properties draw:stroke="none" draw:fill="none" draw:opacity="100%" draw:fill-image-width="0cm" draw:fill-image-height="0cm" draw:shadow-opacity="100%"/>
    </style:style>
    <style:style style:name="Object_20_without_20_fill_5f_3" style:display-name="Object without fill_3" style:family="graphic" style:parent-style-name="Default_5f_2">
      <style:graphic-properties svg:stroke-width="0.2cm" svg:stroke-color="#2c3e50" draw:marker-start-width="0.5cm" draw:marker-end-width="0.5cm" draw:fill="none" draw:fill-image-width="0cm" draw:fill-image-height="0cm"/>
    </style:style>
    <style:style style:name="Object_20_with_20_no_20_fill_20_and_20_no_20_line_5f_5" style:display-name="Object with no fill and no line_5" style:family="graphic" style:parent-style-name="Default_5f_2">
      <style:graphic-properties draw:stroke="none" draw:fill="none" draw:opacity="100%" draw:fill-image-width="0cm" draw:fill-image-height="0cm" draw:shadow-opacity="100%"/>
    </style:style>
    <style:style style:name="Object_20_with_20_no_20_fill_20_and_20_no_20_line_5f_6" style:display-name="Object with no fill and no line_6" style:family="graphic" style:parent-style-name="Default_5f_2">
      <style:graphic-properties draw:stroke="none" draw:fill="none" draw:opacity="100%" draw:fill-image-width="0cm" draw:fill-image-height="0cm" draw:shadow-opacity="100%"/>
    </style:style>
    <style:style style:name="Object_20_with_20_no_20_fill_20_and_20_no_20_line_5f_7" style:display-name="Object with no fill and no line_7" style:family="graphic" style:parent-style-name="Default_5f_2">
      <style:graphic-properties draw:stroke="none" draw:fill="none" draw:opacity="100%" draw:fill-image-width="0cm" draw:fill-image-height="0cm" draw:shadow-opacity="100%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 draw:opacity="100%" draw:fill-image-width="0cm" draw:fill-image-height="0cm" draw:shadow-opacity="100%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 draw:opacity="100%" draw:fill-image-width="0cm" draw:fill-image-height="0cm" draw:shadow-opacity="100%"/>
    </style:style>
    <style:style style:name="Default_5f_2_5f_2" style:display-name="Default_2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 draw:opacity="100%" draw:fill-image-width="0cm" draw:fill-image-height="0cm" draw:shadow-opacity="100%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 draw:opacity="100%" draw:fill-image-width="0cm" draw:fill-image-height="0cm" draw:shadow-opacity="100%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 draw:opacity="100%" draw:fill-image-width="0cm" draw:fill-image-height="0cm" draw:shadow-opacity="100%"/>
    </style:style>
    <style:style style:name="Default_5f_1_5f_6" style:display-name="Default_1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_5f_6" style:display-name="Object with no fill and no line_8_6" style:family="graphic" style:parent-style-name="Default_5f_1_5f_6">
      <style:graphic-properties draw:stroke="none" draw:fill="none" draw:opacity="100%" draw:fill-image-width="0cm" draw:fill-image-height="0cm" draw:shadow-opacity="100%"/>
    </style:style>
    <style:style style:name="Object_20_with_20_no_20_fill_20_and_20_no_20_line_5f_16_5f_6" style:display-name="Object with no fill and no line_16_6" style:family="graphic" style:parent-style-name="Default_5f_1_5f_6">
      <style:graphic-properties draw:stroke="none" draw:fill="none" draw:opacity="100%" draw:fill-image-width="0cm" draw:fill-image-height="0cm" draw:shadow-opacity="100%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" style:display-name="Object with no fill and no line_13" style:family="graphic" style:parent-style-name="Default_5f_1_5f_1">
      <style:graphic-properties draw:stroke="none" draw:fill="none" draw:opacity="100%" draw:fill-image-width="0cm" draw:fill-image-height="0cm" draw:shadow-opacity="100%"/>
    </style:style>
    <style:style style:name="Default_5f_1_5f_2" style:display-name="Default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_5f_1" style:display-name="Object with no fill and no line_10_1" style:family="graphic" style:parent-style-name="Default_5f_1_5f_3">
      <style:graphic-properties draw:stroke="none" draw:fill="none" draw:opacity="100%" draw:fill-image-width="0cm" draw:fill-image-height="0cm" draw:shadow-opacity="100%"/>
    </style:style>
    <style:style style:name="Default_5f_1_5f_4" style:display-name="Default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_5f_1" style:display-name="Object with no fill and no line_8_1" style:family="graphic" style:parent-style-name="Default_5f_1_5f_4">
      <style:graphic-properties draw:stroke="none" draw:fill="none" draw:opacity="100%" draw:fill-image-width="0cm" draw:fill-image-height="0cm" draw:shadow-opacity="100%"/>
    </style:style>
    <style:style style:name="Default_5f_1_5f_5" style:display-name="Default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1" style:display-name="Object with no fill and no line_12_1" style:family="graphic" style:parent-style-name="Default_5f_1_5f_5">
      <style:graphic-properties draw:stroke="none" draw:fill="none" draw:opacity="100%" draw:fill-image-width="0cm" draw:fill-image-height="0cm" draw:shadow-opacity="100%"/>
    </style:style>
    <style:style style:name="Default_5f_1_5f_6_5f_1" style:display-name="Default_1_6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1" style:display-name="Default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_5f_6_5f_1" style:display-name="Object with no fill and no line_8_6_1" style:family="graphic" style:parent-style-name="Default_5f_1_5f_6_5f_1">
      <style:graphic-properties draw:stroke="none" draw:fill="none" draw:opacity="100%" draw:fill-image-width="0cm" draw:fill-image-height="0cm" draw:shadow-opacity="100%"/>
    </style:style>
    <style:style style:name="Object_20_with_20_no_20_fill_20_and_20_no_20_line_5f_16_5f_6_5f_1" style:display-name="Object with no fill and no line_16_6_1" style:family="graphic" style:parent-style-name="Default_5f_1_5f_6_5f_1">
      <style:graphic-properties draw:stroke="none" draw:fill="none" draw:opacity="100%" draw:fill-image-width="0cm" draw:fill-image-height="0cm" draw:shadow-opacity="100%"/>
    </style:style>
    <style:style style:name="Default_5f_1_5f_5_5f_1" style:display-name="Default_1_5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1" style:display-name="Default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1_5f_1" style:display-name="Object with no fill and no line_12_1_1" style:family="graphic" style:parent-style-name="Default_5f_1_5f_5_5f_1">
      <style:graphic-properties draw:stroke="none" draw:fill="none" draw:opacity="100%" draw:fill-image-width="0cm" draw:fill-image-height="0cm" draw:shadow-opacity="100%"/>
    </style:style>
    <style:style style:name="Default_5f_1_5f_6_5f_1_5f_1" style:display-name="Default_1_6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1_5f_1" style:display-name="Default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_5f_6_5f_1_5f_1" style:display-name="Object with no fill and no line_8_6_1_1" style:family="graphic" style:parent-style-name="Default_5f_1_5f_6_5f_1_5f_1">
      <style:graphic-properties draw:stroke="none" draw:fill="none" draw:opacity="100%" draw:fill-image-width="0cm" draw:fill-image-height="0cm" draw:shadow-opacity="100%"/>
    </style:style>
    <style:style style:name="Object_20_with_20_no_20_fill_20_and_20_no_20_line_5f_16_5f_6_5f_1_5f_1" style:display-name="Object with no fill and no line_16_6_1_1" style:family="graphic" style:parent-style-name="Default_5f_1_5f_6_5f_1_5f_1">
      <style:graphic-properties draw:stroke="none" draw:fill="none" draw:opacity="100%" draw:fill-image-width="0cm" draw:fill-image-height="0cm" draw:shadow-opacity="100%"/>
    </style:style>
    <style:style style:name="Default_5f_1_5f_2_5f_1" style:display-name="Default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" style:display-name="Default_1_2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" style:display-name="Default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_5f_1" style:display-name="Object with no fill and no line_11_1" style:family="graphic" style:parent-style-name="Default_5f_1_5f_1_5f_1">
      <style:graphic-properties draw:stroke="none" draw:fill="none" draw:opacity="100%" draw:fill-image-width="0cm" draw:fill-image-height="0cm" draw:shadow-opacity="100%"/>
    </style:style>
    <style:style style:name="Default_5f_1_5f_1_5f_2" style:display-name="Default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1" style:display-name="Object with no fill and no line_13_1" style:family="graphic" style:parent-style-name="Default_5f_1_5f_1_5f_2">
      <style:graphic-properties draw:stroke="none" draw:fill="none" draw:opacity="100%" draw:fill-image-width="0cm" draw:fill-image-height="0cm" draw:shadow-opacity="100%"/>
    </style:style>
    <style:style style:name="Default_5f_2_5f_4_5f_1" style:display-name="Default_2_4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_5f_1" style:display-name="Default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2_5f_1" style:display-name="Object without fill_3_2_1" style:family="graphic" style:parent-style-name="Default_5f_2_5f_4_5f_1">
      <style:graphic-properties svg:stroke-width="0.2cm" svg:stroke-color="#2c3e50" draw:marker-start-width="0.5cm" draw:marker-end-width="0.5cm" draw:fill="none" draw:fill-image-width="0cm" draw:fill-image-height="0cm"/>
    </style:style>
    <style:style style:name="Default_5f_2_5f_2_5f_1" style:display-name="Default_2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_5f_1" style:display-name="Default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6_5f_2" style:display-name="Default_1_6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2" style:display-name="Default_1_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6_5f_9_5f_1" style:display-name="Default_1_6_9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9_5f_1" style:display-name="Default_1_6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" style:display-name="Default_1_1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" style:display-name="Default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_5f_1" style:display-name="Object without fill_6_1" style:family="graphic" style:parent-style-name="Default_5f_1_5f_14">
      <style:graphic-properties svg:stroke-width="0.2cm" svg:stroke-color="#2c3e50" draw:marker-start-width="0.5cm" draw:marker-end-width="0.5cm" draw:fill="none" draw:fill-image-width="0cm" draw:fill-image-height="0cm"/>
    </style:style>
    <style:style style:name="Default_5f_1_5f_6_5f_9_5f_2" style:display-name="Default_1_6_9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9_5f_2" style:display-name="Default_1_6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6_5f_9_5f_4" style:display-name="Default_1_6_9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9_5f_4" style:display-name="Default_1_6_9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6_5f_13" style:display-name="Default_1_6_1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13" style:display-name="Default_1_6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7" style:display-name="Default_1_1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7" style:display-name="Default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_5f_4" style:display-name="Object without fill_6_4" style:family="graphic" style:parent-style-name="Default_5f_1_5f_17">
      <style:graphic-properties svg:stroke-width="0.2cm" svg:stroke-color="#2c3e50" draw:marker-start-width="0.5cm" draw:marker-end-width="0.5cm" draw:fill="none" draw:fill-image-width="0cm" draw:fill-image-height="0cm"/>
    </style:style>
    <style:style style:name="Default_5f_1_5f_6_5f_9_5f_1_5f_1" style:display-name="Default_1_6_9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9_5f_1_5f_1" style:display-name="Default_1_6_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6_5f_10_5f_1" style:display-name="Default_1_6_10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10_5f_1" style:display-name="Default_1_6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1" style:display-name="Default_1_14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1" style:display-name="Default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_5f_1_5f_1" style:display-name="Object without fill_6_1_1" style:family="graphic" style:parent-style-name="Default_5f_1_5f_14_5f_1">
      <style:graphic-properties svg:stroke-width="0.2cm" svg:stroke-color="#2c3e50" draw:marker-start-width="0.5cm" draw:marker-end-width="0.5cm" draw:fill="none" draw:fill-image-width="0cm" draw:fill-image-height="0cm"/>
    </style:style>
    <style:style style:name="Default_5f_1_5f_18" style:display-name="Default_1_18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8" style:display-name="Default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_5f_5" style:display-name="Object without fill_6_5" style:family="graphic" style:parent-style-name="Default_5f_1_5f_18">
      <style:graphic-properties svg:stroke-width="0.2cm" svg:stroke-color="#2c3e50" draw:marker-start-width="0.5cm" draw:marker-end-width="0.5cm" draw:fill="none" draw:fill-image-width="0cm" draw:fill-image-height="0cm"/>
    </style:style>
    <style:style style:name="Default_5f_1_5f_6_5f_12_5f_1" style:display-name="Default_1_6_1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12_5f_1" style:display-name="Default_1_6_1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6_5f_1" style:display-name="Default_1_16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6_5f_1" style:display-name="Default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_5f_3_5f_1" style:display-name="Object without fill_6_3_1" style:family="graphic" style:parent-style-name="Default_5f_1_5f_16_5f_1">
      <style:graphic-properties svg:stroke-width="0.2cm" svg:stroke-color="#2c3e50" draw:marker-start-width="0.5cm" draw:marker-end-width="0.5cm" draw:fill="none" draw:fill-image-width="0cm" draw:fill-image-height="0cm"/>
    </style:style>
    <style:style style:name="Default_5f_1_5f_6_5f_13_5f_1" style:display-name="Default_1_6_1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13_5f_1" style:display-name="Default_1_6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7_5f_1" style:display-name="Default_1_17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7_5f_1" style:display-name="Default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_5f_4_5f_1" style:display-name="Object without fill_6_4_1" style:family="graphic" style:parent-style-name="Default_5f_1_5f_17_5f_1">
      <style:graphic-properties svg:stroke-width="0.2cm" svg:stroke-color="#2c3e50" draw:marker-start-width="0.5cm" draw:marker-end-width="0.5cm" draw:fill="none" draw:fill-image-width="0cm" draw:fill-image-height="0cm"/>
    </style:style>
    <style:style style:name="Default_5f_1_5f_6_5f_9_5f_1_5f_1_5f_1" style:display-name="Default_1_6_9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9_5f_1_5f_1_5f_1" style:display-name="Default_1_6_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6_5f_10_5f_1_5f_1" style:display-name="Default_1_6_10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10_5f_1_5f_1" style:display-name="Default_1_6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1_5f_1" style:display-name="Default_1_14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1_5f_1" style:display-name="Default_1_1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_5f_1_5f_1_5f_1" style:display-name="Object without fill_6_1_1_1" style:family="graphic" style:parent-style-name="Default_5f_1_5f_14_5f_1_5f_1">
      <style:graphic-properties svg:stroke-width="0.2cm" svg:stroke-color="#2c3e50" draw:marker-start-width="0.5cm" draw:marker-end-width="0.5cm" draw:fill="none" draw:fill-image-width="0cm" draw:fill-image-height="0cm"/>
    </style:style>
    <style:style style:name="Default_5f_1_5f_18_5f_1" style:display-name="Default_1_18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8_5f_1" style:display-name="Default_1_1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_5f_5_5f_1" style:display-name="Object without fill_6_5_1" style:family="graphic" style:parent-style-name="Default_5f_1_5f_18_5f_1">
      <style:graphic-properties svg:stroke-width="0.2cm" svg:stroke-color="#2c3e50" draw:marker-start-width="0.5cm" draw:marker-end-width="0.5cm" draw:fill="none" draw:fill-image-width="0cm" draw:fill-image-height="0cm"/>
    </style:style>
    <style:style style:name="Default_5f_1_5f_6_5f_12_5f_1_5f_1" style:display-name="Default_1_6_12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12_5f_1_5f_1" style:display-name="Default_1_6_1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6_5f_1_5f_1" style:display-name="Default_1_16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6_5f_1_5f_1" style:display-name="Default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_5f_3_5f_1_5f_1" style:display-name="Object without fill_6_3_1_1" style:family="graphic" style:parent-style-name="Default_5f_1_5f_16_5f_1_5f_1">
      <style:graphic-properties svg:stroke-width="0.2cm" svg:stroke-color="#2c3e50" draw:marker-start-width="0.5cm" draw:marker-end-width="0.5cm" draw:fill="none" draw:fill-image-width="0cm" draw:fill-image-height="0cm"/>
    </style:style>
    <style:style style:name="Default_5f_1_5f_6_5f_13_5f_1_5f_1" style:display-name="Default_1_6_13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13_5f_1_5f_1" style:display-name="Default_1_6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7_5f_1_5f_1" style:display-name="Default_1_17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7_5f_1_5f_1" style:display-name="Default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_5f_4_5f_1_5f_1" style:display-name="Object without fill_6_4_1_1" style:family="graphic" style:parent-style-name="Default_5f_1_5f_17_5f_1_5f_1">
      <style:graphic-properties svg:stroke-width="0.2cm" svg:stroke-color="#2c3e50" draw:marker-start-width="0.5cm" draw:marker-end-width="0.5cm" draw:fill="none" draw:fill-image-width="0cm" draw:fill-image-height="0cm"/>
    </style:style>
    <style:style style:name="Default_5f_1_5f_6_5f_9_5f_1_5f_1_5f_1_5f_1" style:display-name="Default_1_6_9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9_5f_1_5f_1_5f_1_5f_1" style:display-name="Default_1_6_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6_5f_10_5f_1_5f_1_5f_1" style:display-name="Default_1_6_10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10_5f_1_5f_1_5f_1" style:display-name="Default_1_6_1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1_5f_1_5f_1" style:display-name="Default_1_14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1_5f_1_5f_1" style:display-name="Default_1_1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_5f_1_5f_1_5f_1_5f_1" style:display-name="Object without fill_6_1_1_1_1" style:family="graphic" style:parent-style-name="Default_5f_1_5f_14_5f_1_5f_1_5f_1">
      <style:graphic-properties svg:stroke-width="0.2cm" svg:stroke-color="#2c3e50" draw:marker-start-width="0.5cm" draw:marker-end-width="0.5cm" draw:fill="none" draw:fill-image-width="0cm" draw:fill-image-height="0cm"/>
    </style:style>
    <style:style style:name="Default_5f_1_5f_6_5f_14" style:display-name="Default_1_6_1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14" style:display-name="Default_1_6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9" style:display-name="Default_1_19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9" style:display-name="Default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_5f_6" style:display-name="Object without fill_6_6" style:family="graphic" style:parent-style-name="Default_5f_1_5f_19">
      <style:graphic-properties svg:stroke-width="0.2cm" svg:stroke-color="#2c3e50" draw:marker-start-width="0.5cm" draw:marker-end-width="0.5cm" draw:fill="none" draw:fill-image-width="0cm" draw:fill-image-height="0cm"/>
    </style:style>
    <style:style style:name="Default_5f_1_5f_18_5f_1_5f_1" style:display-name="Default_1_18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8_5f_1_5f_1" style:display-name="Default_1_1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_5f_5_5f_1_5f_1" style:display-name="Object without fill_6_5_1_1" style:family="graphic" style:parent-style-name="Default_5f_1_5f_18_5f_1_5f_1">
      <style:graphic-properties svg:stroke-width="0.2cm" svg:stroke-color="#2c3e50" draw:marker-start-width="0.5cm" draw:marker-end-width="0.5cm" draw:fill="none" draw:fill-image-width="0cm" draw:fill-image-height="0cm"/>
    </style:style>
    <style:style style:name="Default_5f_1_5f_6_5f_12_5f_1_5f_1_5f_1" style:display-name="Default_1_6_12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12_5f_1_5f_1_5f_1" style:display-name="Default_1_6_1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6_5f_1_5f_1_5f_1" style:display-name="Default_1_16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6_5f_1_5f_1_5f_1" style:display-name="Default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_5f_3_5f_1_5f_1_5f_1" style:display-name="Object without fill_6_3_1_1_1" style:family="graphic" style:parent-style-name="Default_5f_1_5f_16_5f_1_5f_1_5f_1">
      <style:graphic-properties svg:stroke-width="0.2cm" svg:stroke-color="#2c3e50" draw:marker-start-width="0.5cm" draw:marker-end-width="0.5cm" draw:fill="none" draw:fill-image-width="0cm" draw:fill-image-height="0cm"/>
    </style:style>
    <style:style style:name="Default_5f_1_5f_6_5f_13_5f_1_5f_1_5f_1" style:display-name="Default_1_6_13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13_5f_1_5f_1_5f_1" style:display-name="Default_1_6_1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7_5f_1_5f_1_5f_1" style:display-name="Default_1_17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7_5f_1_5f_1_5f_1" style:display-name="Default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_5f_4_5f_1_5f_1_5f_1" style:display-name="Object without fill_6_4_1_1_1" style:family="graphic" style:parent-style-name="Default_5f_1_5f_17_5f_1_5f_1_5f_1">
      <style:graphic-properties svg:stroke-width="0.2cm" svg:stroke-color="#2c3e50" draw:marker-start-width="0.5cm" draw:marker-end-width="0.5cm" draw:fill="none" draw:fill-image-width="0cm" draw:fill-image-height="0cm"/>
    </style:style>
    <style:style style:name="Default_5f_1_5f_6_5f_9_5f_1_5f_1_5f_1_5f_1_5f_1" style:display-name="Default_1_6_9_1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9_5f_1_5f_1_5f_1_5f_1_5f_1" style:display-name="Default_1_6_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6_5f_10_5f_1_5f_1_5f_1_5f_1" style:display-name="Default_1_6_10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10_5f_1_5f_1_5f_1_5f_1" style:display-name="Default_1_6_10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1_5f_1_5f_1_5f_1" style:display-name="Default_1_14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1_5f_1_5f_1_5f_1" style:display-name="Default_1_14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_5f_1_5f_1_5f_1_5f_1_5f_1" style:display-name="Object without fill_6_1_1_1_1_1" style:family="graphic" style:parent-style-name="Default_5f_1_5f_14_5f_1_5f_1_5f_1_5f_1">
      <style:graphic-properties svg:stroke-width="0.2cm" svg:stroke-color="#2c3e50" draw:marker-start-width="0.5cm" draw:marker-end-width="0.5cm" draw:fill="none" draw:fill-image-width="0cm" draw:fill-image-height="0cm"/>
    </style:style>
    <style:style style:name="Default_5f_1_5f_6_5f_15" style:display-name="Default_1_6_1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15" style:display-name="Default_1_6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6_5f_9_5f_1_5f_2" style:display-name="Default_1_6_9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9_5f_1_5f_2" style:display-name="Default_1_6_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6_5f_13_5f_1_5f_2" style:display-name="Default_1_6_13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13_5f_1_5f_2" style:display-name="Default_1_6_1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6_5f_13_5f_2" style:display-name="Default_1_6_13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13_5f_2" style:display-name="Default_1_6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7_5f_2" style:display-name="Default_1_17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7_5f_2" style:display-name="Default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_5f_4_5f_2" style:display-name="Object without fill_6_4_2" style:family="graphic" style:parent-style-name="Default_5f_1_5f_17_5f_2">
      <style:graphic-properties svg:stroke-width="0.2cm" svg:stroke-color="#2c3e50" draw:marker-start-width="0.5cm" draw:marker-end-width="0.5cm" draw:fill="none" draw:fill-image-width="0cm" draw:fill-image-height="0cm"/>
    </style:style>
    <style:style style:name="Default_5f_1_5f_6_5f_10_5f_1_5f_2" style:display-name="Default_1_6_10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10_5f_1_5f_2" style:display-name="Default_1_6_10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1_5f_2" style:display-name="Default_1_14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1_5f_2" style:display-name="Default_1_1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_5f_1_5f_1_5f_2" style:display-name="Object without fill_6_1_1_2" style:family="graphic" style:parent-style-name="Default_5f_1_5f_14_5f_1_5f_2">
      <style:graphic-properties svg:stroke-width="0.2cm" svg:stroke-color="#2c3e50" draw:marker-start-width="0.5cm" draw:marker-end-width="0.5cm" draw:fill="none" draw:fill-image-width="0cm" draw:fill-image-height="0cm"/>
    </style:style>
    <style:style style:name="Default_5f_1_5f_17_5f_1_5f_2" style:display-name="Default_1_17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7_5f_1_5f_2" style:display-name="Default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_5f_4_5f_1_5f_2" style:display-name="Object without fill_6_4_1_2" style:family="graphic" style:parent-style-name="Default_5f_1_5f_17_5f_1_5f_2">
      <style:graphic-properties svg:stroke-width="0.2cm" svg:stroke-color="#2c3e50" draw:marker-start-width="0.5cm" draw:marker-end-width="0.5cm" draw:fill="none" draw:fill-image-width="0cm" draw:fill-image-height="0cm"/>
    </style:style>
    <style:style style:name="Default_5f_1_5f_6_5f_15_5f_1" style:display-name="Default_1_6_15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15_5f_1" style:display-name="Default_1_6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6_5f_9_5f_1_5f_2_5f_1" style:display-name="Default_1_6_9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9_5f_1_5f_2_5f_1" style:display-name="Default_1_6_9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6_5f_13_5f_1_5f_2_5f_1" style:display-name="Default_1_6_13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13_5f_1_5f_2_5f_1" style:display-name="Default_1_6_1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4">
      <style:graphic-properties svg:stroke-width="0.2cm" svg:stroke-color="#2c3e50" draw:marker-start-width="0.5cm" draw:marker-end-width="0.5cm" draw:fill="none" draw:fill-image-width="0cm" draw:fill-image-height="0cm"/>
    </style:style>
    <style:style style:name="Object_20_with_20_no_20_fill_20_and_20_no_20_line_5f_14" style:display-name="Object with no fill and no line_14" style:family="graphic" style:parent-style-name="Default_5f_4">
      <style:graphic-properties draw:stroke="none" draw:fill="none" draw:opacity="100%" draw:fill-image-width="0cm" draw:fill-image-height="0cm" draw:shadow-opacity="100%"/>
    </style:style>
    <style:style style:name="Default_5f_1_5f_1_5f_1_5f_1_5f_1" style:display-name="Default_1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_5f_1_5f_1_5f_1" style:display-name="Object with no fill and no line_11_1_1_1" style:family="graphic" style:parent-style-name="Default_5f_1_5f_1_5f_1_5f_1_5f_1">
      <style:graphic-properties draw:stroke="none" draw:fill="none" draw:opacity="100%" draw:fill-image-width="0cm" draw:fill-image-height="0cm" draw:shadow-opacity="100%"/>
    </style:style>
    <style:style style:name="Object_20_without_20_fill_5f_8" style:display-name="Object without fill_8" style:family="graphic">
      <style:graphic-properties svg:stroke-color="#000000" draw:fill="none"/>
    </style:style>
    <style:style style:name="Default_5f_1_5f_20" style:display-name="Default_1_20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0" style:display-name="Default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_5f_4" style:display-name="Object with no fill and no line_8_4" style:family="graphic" style:parent-style-name="Default_5f_1_5f_20">
      <style:graphic-properties draw:stroke="none" draw:fill="none" draw:opacity="100%" draw:fill-image-width="0cm" draw:fill-image-height="0cm" draw:shadow-opacity="100%"/>
    </style:style>
    <style:style style:name="Object_20_with_20_no_20_fill_20_and_20_no_20_line_5f_15" style:display-name="Object with no fill and no line_15" style:family="graphic" style:parent-style-name="standard">
      <style:graphic-properties draw:stroke="none" draw:fill="none" draw:opacity="50%" draw:fill-image-width="0cm" draw:fill-image-height="0cm" draw:shadow-opacity="50%" text:animation-delay="P0D"/>
    </style:style>
    <style:style style:name="Default_5f_7" style:display-name="Default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5_5f_1" style:display-name="Object with no fill and no line_15_1" style:family="graphic" style:parent-style-name="Default_5f_7">
      <style:graphic-properties draw:stroke="none" draw:fill="none" draw:opacity="100%" draw:fill-image-width="0cm" draw:fill-image-height="0cm" draw:shadow-opacity="100%"/>
    </style:style>
    <style:style style:name="Object_20_with_20_no_20_fill_20_and_20_no_20_line_5f_13_5f_2" style:display-name="Object with no fill and no line_13_2" style:family="graphic" style:parent-style-name="Default_5f_1_5f_1_5f_1">
      <style:graphic-properties draw:stroke="none" draw:fill="none" draw:opacity="100%" draw:fill-image-width="0cm" draw:fill-image-height="0cm" draw:shadow-opacity="100%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6" style:display-name="Object with no fill and no line_16" style:family="graphic" style:parent-style-name="Default_20_Drawing_20_Style_5f_1">
      <style:graphic-properties draw:stroke="none" draw:fill="none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" style:display-name="Object without fill_5" style:family="graphic" style:parent-style-name="Default_20_Drawing_20_Style_5f_1_5f_1">
      <style:graphic-properties draw:fill="none"/>
    </style:style>
    <style:style style:name="Object_20_with_20_no_20_fill_20_and_20_no_20_line_5f_16_5f_1" style:display-name="Object with no fill and no line_16_1" style:family="graphic" style:parent-style-name="Default_20_Drawing_20_Style_5f_1_5f_1">
      <style:graphic-properties draw:stroke="solid" draw:stroke-dash="Dashed_20__28_var_29__20_2" svg:stroke-color="#000000" draw:fill="none" draw:opacity="50%" draw:shadow-offset-x="0.203cm" draw:shadow-offset-y="0.203cm" draw:shadow-opacity="50%"/>
    </style:style>
    <style:style style:name="Object_20_with_20_no_20_fill_20_and_20_no_20_line_5f_14_5f_1" style:display-name="Object with no fill and no line_14_1" style:family="graphic" style:parent-style-name="Default_5f_4">
      <style:graphic-properties draw:stroke="none" draw:fill="none" draw:opacity="100%" draw:fill-image-width="0cm" draw:fill-image-height="0cm" draw:shadow-opacity="100%"/>
    </style:style>
    <style:style style:name="Default_20_Drawing_20_Style_5f_2" style:display-name="Default Drawing Style_2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eeeeee" draw:textarea-horizontal-align="justify" fo:padding-top="0.125cm" fo:padding-bottom="0.125cm" fo:padding-left="0.25cm" fo:padding-right="0cm" draw:shadow="hidden" draw:shadow-offset-x="0.203cm" draw:shadow-offset-y="0.203cm" draw:shadow-color="#808080" draw:line-distance="0cm" draw:guide-overhang="0cm" draw:guide-distance="0cm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" style:display-name="Default_1_8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_5f_1" style:display-name="Object with no fill and no line_20_1" style:family="graphic" style:parent-style-name="Default_5f_1_5f_8">
      <style:graphic-properties draw:stroke="none" draw:fill="none" draw:opacity="100%" draw:fill-image-width="0cm" draw:fill-image-height="0cm" draw:shadow-opacity="100%"/>
    </style:style>
    <style:style style:name="Object_20_with_20_no_20_fill_20_and_20_no_20_line_5f_17" style:display-name="Object with no fill and no line_17" style:family="graphic" style:parent-style-name="standard">
      <style:graphic-properties draw:stroke="solid" svg:stroke-width="0.051cm" svg:stroke-color="#999999" draw:marker-start-width="0.279cm" draw:marker-end-width="0.279cm" draw:fill="none" draw:opacity="100%" draw:fill-image-width="0cm" draw:fill-image-height="0cm" draw:shadow-opacity="100%"/>
    </style:style>
    <style:style style:name="Default_5f_4_5f_1" style:display-name="Default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5_5f_2" style:display-name="Object with no fill and no line_15_2" style:family="graphic" style:parent-style-name="Default_5f_5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svg:stroke-color="#3465a4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Cantarell" fo:font-family="Cantarell" style:font-style-name="Regular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false">
        <text:list-style style:name="alizarin-outline1">
          <text:list-level-style-bullet text:level="1" text:bullet-char="">
            <style:list-level-properties text:min-label-width="0.8cm"/>
            <style:text-properties fo:font-family="Wingdings" style:font-style-name="Standard" style:font-charset="x-symbol" fo:color="#729fcf" fo:font-size="70%"/>
          </text:list-level-style-bullet>
          <text:list-level-style-bullet text:level="2" text:bullet-char="">
            <style:list-level-properties text:space-before="0.8cm" text:min-label-width="0.8cm"/>
            <style:text-properties fo:font-family="Wingdings" style:font-style-name="Standard" style:font-charset="x-symbol" fo:color="#729fcf" fo:font-size="70%"/>
          </text:list-level-style-bullet>
          <text:list-level-style-number text:level="3" style:num-format="">
            <style:list-level-properties text:space-before="1.6cm" text:min-label-width="0.8cm"/>
            <style:text-properties fo:color="#729fcf" fo:font-size="70%"/>
          </text:list-level-style-number>
          <text:list-level-style-number text:level="4" style:num-format="">
            <style:list-level-properties text:space-before="2.4cm" text:min-label-width="0.8cm"/>
            <style:text-properties fo:color="#729fcf" fo:font-size="70%"/>
          </text:list-level-style-number>
          <text:list-level-style-number text:level="5" style:num-format="">
            <style:list-level-properties text:space-before="3.2cm" text:min-label-width="0.8cm"/>
            <style:text-properties fo:color="#729fcf" fo:font-size="70%"/>
          </text:list-level-style-number>
          <text:list-level-style-number text:level="6" style:num-format="">
            <style:list-level-properties text:space-before="4cm" text:min-label-width="0.8cm"/>
            <style:text-properties fo:color="#729fcf" fo:font-size="70%"/>
          </text:list-level-style-number>
          <text:list-level-style-number text:level="7" style:num-format="">
            <style:list-level-properties text:space-before="4.8cm" text:min-label-width="0.8cm"/>
            <style:text-properties fo:color="#729fcf" fo:font-size="70%"/>
          </text:list-level-style-number>
          <text:list-level-style-number text:level="8" style:num-format="">
            <style:list-level-properties text:space-before="5.6cm" text:min-label-width="0.8cm"/>
            <style:text-properties fo:color="#729fcf" fo:font-size="70%"/>
          </text:list-level-style-number>
          <text:list-level-style-number text:level="9" style:num-format="">
            <style:list-level-properties text:space-before="6.4cm" text:min-label-width="0.8cm"/>
            <style:text-properties fo:color="#729fcf" fo:font-size="70%"/>
          </text:list-level-style-number>
          <text:list-level-style-number text:level="10" style:num-format="">
            <style:list-level-properties text:space-before="7.2cm" text:min-label-width="0.8cm"/>
            <style:text-properties fo:color="#729fcf" fo:font-size="70%"/>
          </text:list-level-style-number>
        </text:list-style>
      </style:graphic-properties>
      <style:paragraph-properties fo:margin-left="0cm" fo:margin-right="0cm" fo:margin-top="0cm" fo:margin-bottom="0.22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Cantarell" fo:font-family="Cantarell" style:font-style-name="Regular" style:font-pitch="variable" fo:font-size="19.5pt" fo:font-style="normal" fo:text-shadow="none" style:text-underline-style="none" fo:font-weight="normal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fo:font-size="16.5pt" fo:font-weight="normal" style:font-name-asian="源ノ角ゴシック Light" style:font-family-asian="'源ノ角ゴシック Light'" style:font-style-name-asian="細字" style:font-pitch-asian="variable" style:font-size-asian="20pt" style:font-weight-asian="normal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299cm" fo:text-indent="0cm"/>
      <style:text-properties fo:font-size="13.5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3cm" fo:text-indent="0cm"/>
      <style:text-properties fo:font-size="12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3cm" fo:text-indent="0cm"/>
      <style:text-properties fo:font-size="12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3cm" fo:text-indent="0cm"/>
      <style:text-properties fo:font-size="12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3cm" fo:text-indent="0cm"/>
      <style:text-properties fo:font-size="12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 loext:tab-stop-distance="0cm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Cantarell" fo:font-family="Cantarell" style:font-style-name="Regular" style:font-pitch="variable" fo:font-size="32pt" fo:font-style="normal" fo:text-shadow="none" style:text-underline-style="none" fo:font-weight="normal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top" draw:auto-grow-height="false" fo:min-height="2.25cm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margin-top="0cm" fo:margin-bottom="0cm" fo:line-height="100%" fo:text-align="start" fo:text-indent="0cm" style:text-autospace="ideograph-alpha" style:punctuation-wrap="hanging" style:line-break="strict" loext:tab-stop-distance="0cm">
        <style:tab-stops/>
      </style:paragraph-properties>
      <style:text-properties fo:font-variant="normal" fo:text-transform="none" fo:color="#729fcf" loext:opacity="100%" style:text-outline="false" style:text-line-through-style="none" style:text-line-through-type="none" style:text-position="0% 100%" style:font-name="Cantarell1" fo:font-family="Cantarell" style:font-style-name="Bold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源ノ角ゴシック Heavy" style:font-family-asian="'源ノ角ゴシック Heavy'" style:font-style-name-asian="Heavy" style:font-pitch-asian="variable" style:font-size-asian="28pt" style:language-asian="ja" style:country-asian="JP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false" style:shrink-to-fit="true" fo:min-height="12.18cm">
        <text:list-style style:name="alizarin1-outline1">
          <text:list-level-style-bullet text:level="1" text:bullet-char="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4cm" fo:line-height="100%" fo:text-align="start" fo:text-indent="0cm" style:text-autospace="ideograph-alpha" style:punctuation-wrap="hanging" style:line-break="strict" loext:tab-stop-distance="0cm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text-position="0% 100%" style:font-name="Source Sans Pro Semibold1" fo:font-family="'Source Sans Pro Semibold'" style:font-style-name="Semibold" style:font-family-generic="swiss" style:font-pitch="variable" fo:font-size="19.5pt" fo:letter-spacing="normal" fo:language="en" fo:country="US" fo:font-style="normal" fo:text-shadow="none" style:text-underline-style="none" fo:font-weight="600" style:text-underline-mode="continuous" style:text-overline-mode="continuous" style:text-line-through-mode="continuous" style:letter-kerning="true" style:font-name-asian="源ノ角ゴシック Medium" style:font-family-asian="'源ノ角ゴシック Medium'" style:font-style-name-asian="標準" style:font-pitch-asian="variable" style:font-size-asian="32pt" style:language-asian="ja" style:country-asian="JP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lizarin1-outline2" style:family="presentation" style:parent-style-name="alizarin1-outline1">
      <style:paragraph-properties fo:margin-left="0cm" fo:margin-right="0cm" fo:margin-top="0cm" fo:margin-bottom="0.297cm" fo:text-indent="0cm"/>
      <style:text-properties style:font-name="Source Sans Pro Light" fo:font-family="'Source Sans Pro Light'" style:font-style-name="細字" style:font-family-generic="swiss" style:font-pitch="variable" fo:font-size="21pt" fo:font-weight="250" style:font-name-asian="源ノ角ゴシック Light" style:font-family-asian="'源ノ角ゴシック Light'" style:font-style-name-asian="細字" style:font-pitch-asian="variable" style:font-size-asian="26pt" style:font-weight-asian="normal" style:font-size-complex="40pt"/>
    </style:style>
    <style:style style:name="alizarin1-outline3" style:family="presentation" style:parent-style-name="alizarin1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149cm" fo:text-indent="0cm"/>
      <style:text-properties fo:font-size="12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074cm" fo:text-indent="0cm"/>
      <style:text-properties fo:font-size="12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074cm" fo:text-indent="0cm"/>
      <style:text-properties fo:font-size="12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074cm" fo:text-indent="0cm"/>
      <style:text-properties fo:font-size="12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1-subtitle" style:family="presentation">
      <style:graphic-properties draw:stroke="none" draw:fill="none" draw:fill-color="#ffffff" draw:textarea-horizontal-align="left" draw:textarea-vertical-align="top" draw:auto-grow-height="false" fo:min-height="6.75cm">
        <text:list-style style:name="alizarin1-subtitle">
          <text:list-level-style-image text:level="1" xlink:href="Pictures/100008870000018B0000018BAC28A579.svg" xlink:type="simple" xlink:show="embed" xlink:actuate="onLoad">
            <style:list-level-properties text:min-label-width="0.6cm" style:vertical-pos="middle" style:vertical-rel="line" fo:width="0.422cm" fo:height="0.422cm"/>
          </text:list-level-style-image>
          <text:list-level-style-image text:level="2" xlink:href="Pictures/100008870000018B0000018BAC28A579.svg" xlink:type="simple" xlink:show="embed" xlink:actuate="onLoad">
            <style:list-level-properties text:space-before="0.6cm" text:min-label-width="0.6cm" style:vertical-pos="middle" style:vertical-rel="line" fo:width="0.422cm" fo:height="0.422cm"/>
          </text:list-level-style-image>
          <text:list-level-style-image text:level="3" xlink:href="Pictures/100008870000018B0000018BAC28A579.svg" xlink:type="simple" xlink:show="embed" xlink:actuate="onLoad">
            <style:list-level-properties text:space-before="1.2cm" text:min-label-width="0.6cm" style:vertical-pos="middle" style:vertical-rel="line" fo:width="0.422cm" fo:height="0.422cm"/>
          </text:list-level-style-image>
          <text:list-level-style-image text:level="4" xlink:href="Pictures/100008870000018B0000018BAC28A579.svg" xlink:type="simple" xlink:show="embed" xlink:actuate="onLoad">
            <style:list-level-properties text:space-before="1.8cm" text:min-label-width="0.6cm" style:vertical-pos="middle" style:vertical-rel="line" fo:width="0.422cm" fo:height="0.422cm"/>
          </text:list-level-style-image>
          <text:list-level-style-image text:level="5" xlink:href="Pictures/100008870000018B0000018BAC28A579.svg" xlink:type="simple" xlink:show="embed" xlink:actuate="onLoad">
            <style:list-level-properties text:space-before="2.4cm" text:min-label-width="0.6cm" style:vertical-pos="middle" style:vertical-rel="line" fo:width="0.422cm" fo:height="0.422cm"/>
          </text:list-level-style-image>
          <text:list-level-style-image text:level="6" xlink:href="Pictures/100008870000018B0000018BAC28A579.svg" xlink:type="simple" xlink:show="embed" xlink:actuate="onLoad">
            <style:list-level-properties text:space-before="3cm" text:min-label-width="0.6cm" style:vertical-pos="middle" style:vertical-rel="line" fo:width="0.422cm" fo:height="0.422cm"/>
          </text:list-level-style-image>
          <text:list-level-style-image text:level="7" xlink:href="Pictures/100008870000018B0000018BAC28A579.svg" xlink:type="simple" xlink:show="embed" xlink:actuate="onLoad">
            <style:list-level-properties text:space-before="3.6cm" text:min-label-width="0.6cm" style:vertical-pos="middle" style:vertical-rel="line" fo:width="0.422cm" fo:height="0.422cm"/>
          </text:list-level-style-image>
          <text:list-level-style-image text:level="8" xlink:href="Pictures/100008870000018B0000018BAC28A579.svg" xlink:type="simple" xlink:show="embed" xlink:actuate="onLoad">
            <style:list-level-properties text:space-before="4.2cm" text:min-label-width="0.6cm" style:vertical-pos="middle" style:vertical-rel="line" fo:width="0.422cm" fo:height="0.422cm"/>
          </text:list-level-style-image>
          <text:list-level-style-image text:level="9" xlink:href="Pictures/100008870000018B0000018BAC28A579.svg" xlink:type="simple" xlink:show="embed" xlink:actuate="onLoad">
            <style:list-level-properties text:space-before="4.8cm" text:min-label-width="0.6cm" style:vertical-pos="middle" style:vertical-rel="line" fo:width="0.422cm" fo:height="0.422cm"/>
          </text:list-level-style-image>
          <text:list-level-style-image text:level="10" xlink:href="Pictures/100008870000018B0000018BAC28A579.svg" xlink:type="simple" xlink:show="embed" xlink:actuate="onLoad">
            <style:list-level-properties text:space-before="5.4cm" text:min-label-width="0.6cm" style:vertical-pos="middle" style:vertical-rel="line" fo:width="0.422cm" fo:height="0.422cm"/>
          </text:list-level-style-image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text-position="0% 100%" style:font-name="Source Sans Pro" fo:font-family="'Source Sans Pro'" style:font-style-name="Standard" style:font-family-generic="swiss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源ノ角ゴシック Light" style:font-family-asian="'源ノ角ゴシック Light'" style:font-style-name-asian="細字" style:font-pitch-asian="variable" style:font-size-asian="20pt" style:language-asian="ja" style:country-asian="JP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Semibold" fo:font-family="'Source Sans Pro Semibold'" style:font-style-name="Standard" style:font-family-generic="swiss" style:font-pitch="variable" fo:font-size="24pt" fo:font-style="normal" fo:text-shadow="none" style:text-underline-style="none" fo:font-weight="6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_5f_-notes" style:display-name="alizarin_-notes" style:family="presentation">
      <style:graphic-properties draw:stroke="none" svg:stroke-color="#3465a4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Cantarell" fo:font-family="Cantarell" style:font-style-name="Regular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false" style:shrink-to-fit="false">
        <text:list-style style:name="alizarin_5f_-outline1" style:display-name="alizarin_-outline1">
          <text:list-level-style-bullet text:level="1" text:bullet-char="">
            <style:list-level-properties text:min-label-width="0.8cm"/>
            <style:text-properties fo:font-family="Wingdings" style:font-style-name="Standard" style:font-charset="x-symbol" fo:color="#729fcf" fo:font-size="70%"/>
          </text:list-level-style-bullet>
          <text:list-level-style-bullet text:level="2" text:bullet-char="">
            <style:list-level-properties text:space-before="0.8cm" text:min-label-width="0.8cm"/>
            <style:text-properties fo:font-family="Wingdings" style:font-style-name="Standard" style:font-charset="x-symbol" fo:color="#729fcf" fo:font-size="70%"/>
          </text:list-level-style-bullet>
          <text:list-level-style-number text:level="3" style:num-format="">
            <style:list-level-properties text:space-before="1.6cm" text:min-label-width="0.8cm"/>
            <style:text-properties fo:color="#729fcf" fo:font-size="70%"/>
          </text:list-level-style-number>
          <text:list-level-style-number text:level="4" style:num-format="">
            <style:list-level-properties text:space-before="2.4cm" text:min-label-width="0.8cm"/>
            <style:text-properties fo:color="#729fcf" fo:font-size="70%"/>
          </text:list-level-style-number>
          <text:list-level-style-number text:level="5" style:num-format="">
            <style:list-level-properties text:space-before="3.2cm" text:min-label-width="0.8cm"/>
            <style:text-properties fo:color="#729fcf" fo:font-size="70%"/>
          </text:list-level-style-number>
          <text:list-level-style-number text:level="6" style:num-format="">
            <style:list-level-properties text:space-before="4cm" text:min-label-width="0.8cm"/>
            <style:text-properties fo:color="#729fcf" fo:font-size="70%"/>
          </text:list-level-style-number>
          <text:list-level-style-number text:level="7" style:num-format="">
            <style:list-level-properties text:space-before="4.8cm" text:min-label-width="0.8cm"/>
            <style:text-properties fo:color="#729fcf" fo:font-size="70%"/>
          </text:list-level-style-number>
          <text:list-level-style-number text:level="8" style:num-format="">
            <style:list-level-properties text:space-before="5.6cm" text:min-label-width="0.8cm"/>
            <style:text-properties fo:color="#729fcf" fo:font-size="70%"/>
          </text:list-level-style-number>
          <text:list-level-style-number text:level="9" style:num-format="">
            <style:list-level-properties text:space-before="6.4cm" text:min-label-width="0.8cm"/>
            <style:text-properties fo:color="#729fcf" fo:font-size="70%"/>
          </text:list-level-style-number>
          <text:list-level-style-number text:level="10" style:num-format="">
            <style:list-level-properties text:space-before="7.2cm" text:min-label-width="0.8cm"/>
            <style:text-properties fo:color="#729fcf" fo:font-size="70%"/>
          </text:list-level-style-number>
        </text:list-style>
      </style:graphic-properties>
      <style:paragraph-properties fo:margin-left="0cm" fo:margin-right="0cm" fo:margin-top="0cm" fo:margin-bottom="0.22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Cantarell" fo:font-family="Cantarell" style:font-style-name="Regular" style:font-pitch="variable" fo:font-size="19.5pt" fo:font-style="normal" fo:text-shadow="none" style:text-underline-style="none" fo:font-weight="normal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299cm" fo:text-indent="0cm"/>
      <style:text-properties fo:font-size="16.5pt" fo:font-weight="normal" style:font-name-asian="源ノ角ゴシック Light" style:font-family-asian="'源ノ角ゴシック Light'" style:font-style-name-asian="細字" style:font-pitch-asian="variable" style:font-size-asian="20pt" style:font-weight-asian="normal" style:font-size-complex="28pt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299cm" fo:text-indent="0cm"/>
      <style:text-properties fo:font-size="13.5pt" style:font-size-asian="16pt" style:font-size-complex="24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3cm" fo:text-indent="0cm"/>
      <style:text-properties fo:font-size="12pt" style:font-size-asian="14pt" style:font-size-complex="18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3cm" fo:text-indent="0cm"/>
      <style:text-properties fo:font-size="12pt" style:font-size-asian="14pt" style:font-size-complex="18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3cm" fo:text-indent="0cm"/>
      <style:text-properties fo:font-size="12pt" style:font-size-asian="14pt" style:font-size-complex="18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3cm" fo:text-indent="0cm"/>
      <style:text-properties fo:font-size="12pt" style:font-size-asian="14pt" style:font-size-complex="18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_5f_-subtitle" style:display-name="alizarin_-subtitle" style:family="presentation">
      <style:graphic-properties draw:stroke="none" draw:fill="none" draw:textarea-horizontal-align="left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 loext:tab-stop-distance="0cm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Cantarell" fo:font-family="Cantarell" style:font-style-name="Regular" style:font-pitch="variable" fo:font-size="32pt" fo:font-style="normal" fo:text-shadow="none" style:text-underline-style="none" fo:font-weight="normal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solid" draw:fill-image-width="0cm" draw:fill-image-height="0cm" draw:textarea-horizontal-align="left" draw:textarea-vertical-align="top" draw:auto-grow-height="false" fo:min-height="2.25cm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margin-top="0cm" fo:margin-bottom="0cm" fo:line-height="100%" fo:text-align="start" fo:text-indent="0cm" style:text-autospace="ideograph-alpha" style:punctuation-wrap="hanging" style:line-break="strict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Cantarell1" fo:font-family="Cantarell" style:font-style-name="Bold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源ノ角ゴシック Heavy" style:font-family-asian="'源ノ角ゴシック Heavy'" style:font-style-name-asian="Heavy" style:font-pitch-asian="variable" style:font-size-asian="28pt" style:language-asian="ja" style:country-asian="JP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5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21cm" fo:margin-bottom="0cm" fo:text-indent="0cm"/>
      <style:text-properties fo:font-size="22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4cm" fo:margin-bottom="0cm" fo:text-indent="0cm"/>
      <style:text-properties fo:font-size="19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6cm" fo:margin-bottom="0cm" fo:text-indent="0cm"/>
      <style:text-properties fo:font-size="16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cm" fo:margin-bottom="0cm" fo:text-indent="0cm"/>
      <style:text-properties fo:font-size="16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cm" fo:margin-bottom="0cm" fo:text-indent="0cm"/>
      <style:text-properties fo:font-size="16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cm" fo:margin-bottom="0cm" fo:text-indent="0cm"/>
      <style:text-properties fo:font-size="16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cm" fo:margin-bottom="0cm" fo:text-indent="0cm"/>
      <style:text-properties fo:font-size="16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cm" fo:margin-bottom="0cm" fo:text-indent="0cm"/>
      <style:text-properties fo:font-size="16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4000015258789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6.3999996185303pt" style:font-style-asian="normal" style:font-weight-asian="normal" style:font-name-complex="Bitstream Vera Sans" style:font-family-complex="'Bitstream Ver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 style:writing-mode="lr-tb"/>
      <style:text-properties fo:font-variant="normal" fo:text-transform="none" fo:color="#1c1c1c" loext:opacity="100%" style:text-outline="false" style:text-line-through-style="none" style:text-line-through-type="none" style:text-position="0% 100%" style:font-name="Cantarell2" fo:font-family="Cantarell" style:font-pitch="variable" fo:font-size="19.5pt" fo:letter-spacing="normal" fo:language="en" fo:country="US" fo:font-style="normal" fo:text-shadow="none" style:text-underline-style="none" fo:font-weight="normal" style:letter-kerning="true" fo:background-color="transparent" style:font-name-asian="源ノ角ゴシック Medium1" style:font-family-asian="'源ノ角ゴシック Medium'" style:font-family-generic-asian="modern" style:font-size-asian="19.5pt" style:font-style-asian="normal" style:font-weight-asian="normal" style:font-name-complex="FreeSans1" style:font-family-complex="FreeSans" style:font-pitch-complex="variable" style:font-size-complex="19.5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399cm" fo:margin-bottom="0cm" fo:line-height="100%" fo:text-align="start" fo:text-indent="0cm" style:punctuation-wrap="hanging" style:writing-mode="lr-tb"/>
      <style:text-properties fo:font-variant="normal" fo:text-transform="none" fo:color="#1c1c1c" loext:opacity="100%" style:text-line-through-style="none" style:text-line-through-type="none" style:text-position="0% 100%" style:font-name="Cantarell2" fo:font-family="Cantarell" style:font-pitch="variable" fo:font-size="19.5pt" fo:letter-spacing="normal" fo:language="en" fo:country="US" fo:font-style="normal" style:text-underline-style="none" fo:font-weight="normal" fo:background-color="transparent" style:font-name-asian="源ノ角ゴシック Medium1" style:font-family-asian="'源ノ角ゴシック Medium'" style:font-family-generic-asian="modern" style:font-size-asian="19.5pt" style:font-style-asian="normal" style:font-weight-asian="normal" style:font-name-complex="FreeSans1" style:font-family-complex="FreeSans" style:font-pitch-complex="variable" style:font-size-complex="19.5pt" style:font-style-complex="normal" style:font-weight-complex="normal" fo:hyphenate="false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299cm" fo:margin-bottom="0cm" fo:line-height="100%" fo:text-align="start" fo:text-indent="0cm" style:punctuation-wrap="hanging" style:writing-mode="lr-tb"/>
      <style:text-properties fo:font-variant="normal" fo:text-transform="none" fo:color="#1c1c1c" loext:opacity="100%" style:text-line-through-style="none" style:text-line-through-type="none" style:text-position="0% 100%" style:font-name="Cantarell2" fo:font-family="Cantarell" style:font-pitch="variable" fo:font-size="19.5pt" fo:letter-spacing="normal" fo:language="en" fo:country="US" fo:font-style="normal" style:text-underline-style="none" fo:font-weight="normal" fo:background-color="transparent" style:font-name-asian="源ノ角ゴシック Medium1" style:font-family-asian="'源ノ角ゴシック Medium'" style:font-family-generic-asian="modern" style:font-size-asian="19.5pt" style:font-style-asian="normal" style:font-weight-asian="normal" style:font-name-complex="FreeSans1" style:font-family-complex="FreeSans" style:font-pitch-complex="variable" style:font-size-complex="19.5pt" style:font-style-complex="normal" style:font-weight-complex="normal" fo:hyphenate="false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199cm" fo:margin-bottom="0cm" fo:line-height="100%" fo:text-align="start" fo:text-indent="0cm" style:punctuation-wrap="hanging" style:writing-mode="lr-tb"/>
      <style:text-properties fo:font-variant="normal" fo:text-transform="none" fo:color="#1c1c1c" loext:opacity="100%" style:text-line-through-style="none" style:text-line-through-type="none" style:text-position="0% 100%" style:font-name="Cantarell2" fo:font-family="Cantarell" style:font-pitch="variable" fo:font-size="19.5pt" fo:letter-spacing="normal" fo:language="en" fo:country="US" fo:font-style="normal" style:text-underline-style="none" fo:font-weight="normal" fo:background-color="transparent" style:font-name-asian="源ノ角ゴシック Medium1" style:font-family-asian="'源ノ角ゴシック Medium'" style:font-family-generic-asian="modern" style:font-size-asian="19.5pt" style:font-style-asian="normal" style:font-weight-asian="normal" style:font-name-complex="FreeSans1" style:font-family-complex="FreeSans" style:font-pitch-complex="variable" style:font-size-complex="19.5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5f_-background" style:display-name="Blank_-background" style:family="presentation">
      <style:graphic-properties draw:stroke="none" draw:fill="none" loext:fill-use-slide-background="false"/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false" style:shrink-to-fit="true" style:writing-mode="lr-tb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 style:writing-mode="lr-tb"/>
      <style:text-properties fo:font-variant="normal" fo:text-transform="none" fo:color="#1c1c1c" loext:opacity="100%" style:text-outline="false" style:text-line-through-style="none" style:text-line-through-type="none" style:text-position="0% 100%" style:font-name="Cantarell2" fo:font-family="Cantarell" style:font-pitch="variable" fo:font-size="19.5pt" fo:letter-spacing="normal" fo:language="en" fo:country="US" fo:font-style="normal" fo:text-shadow="none" style:text-underline-style="none" fo:font-weight="normal" style:letter-kerning="true" fo:background-color="transparent" style:font-name-asian="源ノ角ゴシック Medium1" style:font-family-asian="'源ノ角ゴシック Medium'" style:font-family-generic-asian="modern" style:font-size-asian="19.5pt" style:font-style-asian="normal" style:font-weight-asian="normal" style:font-name-complex="FreeSans1" style:font-family-complex="FreeSans" style:font-pitch-complex="variable" style:font-size-complex="19.5pt" style:font-style-complex="normal" style:font-weight-complex="normal" style:text-emphasize="none" style:font-relief="none" style:text-overline-style="none" style:text-overline-color="font-color" fo:hyphenate="false"/>
    </style:style>
    <style:style style:name="Blank_5f_-outline2" style:display-name="Blank_-outline2" style:family="presentation" style:parent-style-name="Blank_5f_-outline1">
      <style:graphic-properties style:writing-mode="lr-tb"/>
      <style:paragraph-properties fo:margin-left="0cm" fo:margin-right="0cm" fo:margin-top="0.399cm" fo:margin-bottom="0cm" fo:line-height="100%" fo:text-align="start" fo:text-indent="0cm" style:punctuation-wrap="hanging" style:writing-mode="lr-tb"/>
      <style:text-properties fo:font-variant="normal" fo:text-transform="none" fo:color="#1c1c1c" loext:opacity="100%" style:text-outline="false" style:text-line-through-style="none" style:text-line-through-type="none" style:text-position="0% 100%" style:font-name="Cantarell2" fo:font-family="Cantarell" style:font-pitch="variable" fo:font-size="19.5pt" fo:letter-spacing="normal" fo:language="en" fo:country="US" fo:font-style="normal" style:text-underline-style="none" fo:font-weight="normal" fo:background-color="transparent" style:font-name-asian="源ノ角ゴシック Medium1" style:font-family-asian="'源ノ角ゴシック Medium'" style:font-family-generic-asian="modern" style:font-size-asian="19.5pt" style:font-style-asian="normal" style:font-weight-asian="normal" style:font-name-complex="FreeSans1" style:font-family-complex="FreeSans" style:font-pitch-complex="variable" style:font-size-complex="19.5pt" style:font-style-complex="normal" style:font-weight-complex="normal" fo:hyphenate="false"/>
    </style:style>
    <style:style style:name="Blank_5f_-outline3" style:display-name="Blank_-outline3" style:family="presentation" style:parent-style-name="Blank_5f_-outline2">
      <style:graphic-properties style:writing-mode="lr-tb"/>
      <style:paragraph-properties fo:margin-left="0cm" fo:margin-right="0cm" fo:margin-top="0.299cm" fo:margin-bottom="0cm" fo:line-height="100%" fo:text-align="start" fo:text-indent="0cm" style:punctuation-wrap="hanging" style:writing-mode="lr-tb"/>
      <style:text-properties fo:font-variant="normal" fo:text-transform="none" fo:color="#1c1c1c" loext:opacity="100%" style:text-outline="false" style:text-line-through-style="none" style:text-line-through-type="none" style:text-position="0% 100%" style:font-name="Cantarell2" fo:font-family="Cantarell" style:font-pitch="variable" fo:font-size="19.5pt" fo:letter-spacing="normal" fo:language="en" fo:country="US" fo:font-style="normal" style:text-underline-style="none" fo:font-weight="normal" fo:background-color="transparent" style:font-name-asian="源ノ角ゴシック Medium1" style:font-family-asian="'源ノ角ゴシック Medium'" style:font-family-generic-asian="modern" style:font-size-asian="19.5pt" style:font-style-asian="normal" style:font-weight-asian="normal" style:font-name-complex="FreeSans1" style:font-family-complex="FreeSans" style:font-pitch-complex="variable" style:font-size-complex="19.5pt" style:font-style-complex="normal" style:font-weight-complex="normal" fo:hyphenate="false"/>
    </style:style>
    <style:style style:name="Blank_5f_-outline4" style:display-name="Blank_-outline4" style:family="presentation" style:parent-style-name="Blank_5f_-outline3">
      <style:graphic-properties style:writing-mode="lr-tb"/>
      <style:paragraph-properties fo:margin-left="0cm" fo:margin-right="0cm" fo:margin-top="0.199cm" fo:margin-bottom="0cm" fo:line-height="100%" fo:text-align="start" fo:text-indent="0cm" style:punctuation-wrap="hanging" style:writing-mode="lr-tb"/>
      <style:text-properties fo:font-variant="normal" fo:text-transform="none" fo:color="#1c1c1c" loext:opacity="100%" style:text-outline="false" style:text-line-through-style="none" style:text-line-through-type="none" style:text-position="0% 100%" style:font-name="Cantarell2" fo:font-family="Cantarell" style:font-pitch="variable" fo:font-size="19.5pt" fo:letter-spacing="normal" fo:language="en" fo:country="US" fo:font-style="normal" style:text-underline-style="none" fo:font-weight="normal" fo:background-color="transparent" style:font-name-asian="源ノ角ゴシック Medium1" style:font-family-asian="'源ノ角ゴシック Medium'" style:font-family-generic-asian="modern" style:font-size-asian="19.5pt" style:font-style-asian="normal" style:font-weight-asian="normal" style:font-name-complex="FreeSans1" style:font-family-complex="FreeSans" style:font-pitch-complex="variable" style:font-size-complex="19.5pt" style:font-style-complex="normal" style:font-weight-complex="normal" fo:hyphenate="false"/>
    </style:style>
    <style:style style:name="Blank_5f_-outline5" style:display-name="Blank_-outline5" style:family="presentation" style:parent-style-name="Blank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 style:writing-mode="lr-tb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729fcf" draw:textarea-vertical-align="middle" draw:auto-grow-height="false" fo:min-height="2.375cm" fo:min-width="26.5cm" loext:decorative="fals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alizarin-outline1">
      <style:graphic-properties fo:min-height="12.18cm" loext:decorative="false"/>
      <style:paragraph-properties style:writing-mode="lr-tb"/>
    </style:style>
    <style:style style:name="Mpr2" style:family="presentation" style:parent-style-name="alizari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alizari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alizarin1-outline1">
      <style:graphic-properties fo:min-height="12.18cm" loext:decorative="false"/>
      <style:paragraph-properties style:writing-mode="lr-tb"/>
    </style:style>
    <style:style style:name="Mpr5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 loext:decorative="false"/>
      <style:paragraph-properties style:writing-mode="lr-tb"/>
    </style:style>
    <style:style style:name="Mpr6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alizarin1-backgroundobjects">
      <style:graphic-properties draw:stroke="none" draw:fill="none" draw:auto-grow-height="false" fo:min-height="1.501cm" loext:decorative="false"/>
      <style:paragraph-properties style:writing-mode="lr-tb"/>
    </style:style>
    <style:style style:name="Mpr8" style:family="presentation" style:parent-style-name="alizarin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alizarin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alizarin_5f_-outline1">
      <style:graphic-properties fo:min-height="12.18cm" loext:decorative="false"/>
      <style:paragraph-properties style:writing-mode="lr-tb"/>
    </style:style>
    <style:style style:name="Mpr11" style:family="presentation" style:parent-style-name="alizari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alizari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Blank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Blank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729fcf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end" style:writing-mode="lr-tb"/>
      <style:text-properties style:font-size-complex="14pt"/>
    </style:style>
    <style:style style:name="MP11" style:family="paragraph">
      <loext:graphic-properties draw:fill="none"/>
      <style:paragraph-properties fo:text-align="end"/>
      <style:text-properties style:font-size-complex="14pt"/>
    </style:style>
    <style:style style:name="MP12" style:family="paragraph">
      <loext:graphic-properties draw:fill="none"/>
      <style:paragraph-properties fo:text-align="start"/>
      <style:text-properties fo:font-size="18pt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2pt" style:font-size-asian="32pt" style:font-size-complex="32pt"/>
    </style:style>
    <style:style style:name="MT3" style:family="text">
      <style:text-properties fo:language="de" fo:country="DE" style:language-asian="de" style:country-asian="DE" style:language-complex="de" style:country-complex="DE"/>
    </style:style>
    <style:style style:name="MT4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">
        <style:list-level-properties text:min-label-width="0.8cm"/>
        <style:text-properties fo:font-family="Wingdings" style:font-style-name="Standard" style:font-charset="x-symbol" fo:color="#729fcf" fo:font-size="70%"/>
      </text:list-level-style-bullet>
      <text:list-level-style-bullet text:level="2" text:bullet-char="">
        <style:list-level-properties text:space-before="0.8cm" text:min-label-width="0.8cm"/>
        <style:text-properties fo:font-family="Wingdings" style:font-style-name="Standard" style:font-charset="x-symbol" fo:color="#729fcf" fo:font-size="70%"/>
      </text:list-level-style-bullet>
      <text:list-level-style-number text:level="3" style:num-format="">
        <style:list-level-properties text:space-before="1.6cm" text:min-label-width="0.8cm"/>
        <style:text-properties fo:color="#729fcf" fo:font-size="70%"/>
      </text:list-level-style-number>
      <text:list-level-style-number text:level="4" style:num-format="">
        <style:list-level-properties text:space-before="2.4cm" text:min-label-width="0.8cm"/>
        <style:text-properties fo:color="#729fcf" fo:font-size="70%"/>
      </text:list-level-style-number>
      <text:list-level-style-number text:level="5" style:num-format="">
        <style:list-level-properties text:space-before="3.2cm" text:min-label-width="0.8cm"/>
        <style:text-properties fo:color="#729fcf" fo:font-size="70%"/>
      </text:list-level-style-number>
      <text:list-level-style-number text:level="6" style:num-format="">
        <style:list-level-properties text:space-before="4cm" text:min-label-width="0.8cm"/>
        <style:text-properties fo:color="#729fcf" fo:font-size="70%"/>
      </text:list-level-style-number>
      <text:list-level-style-number text:level="7" style:num-format="">
        <style:list-level-properties text:space-before="4.8cm" text:min-label-width="0.8cm"/>
        <style:text-properties fo:color="#729fcf" fo:font-size="70%"/>
      </text:list-level-style-number>
      <text:list-level-style-number text:level="8" style:num-format="">
        <style:list-level-properties text:space-before="5.6cm" text:min-label-width="0.8cm"/>
        <style:text-properties fo:color="#729fcf" fo:font-size="70%"/>
      </text:list-level-style-number>
      <text:list-level-style-number text:level="9" style:num-format="">
        <style:list-level-properties text:space-before="6.4cm" text:min-label-width="0.8cm"/>
        <style:text-properties fo:color="#729fcf" fo:font-size="70%"/>
      </text:list-level-style-number>
      <text:list-level-style-number text:level="10" style:num-format="">
        <style:list-level-properties text:space-before="7.2cm" text:min-label-width="0.8cm"/>
        <style:text-properties fo:color="#729fcf" fo:font-size="70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alizarin-title" draw:layer="backgroundobjects" svg:width="26.999cm" svg:height="2.251cm" svg:x="0cm" svg:y="0.749cm" presentation:class="title" presentation:placeholder="true">
        <draw:text-box/>
      </draw:frame>
      <draw:frame presentation:style-name="Mpr1" draw:layer="backgroundobjects" svg:width="26.001cm" svg:height="9.6cm" svg:x="0.999cm" svg:y="3.75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7cm" svg:height="2.625cm" svg:x="0cm" svg:y="6.561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1.875cm" svg:x="0.999cm" svg:y="6.936cm" presentation:class="title" presentation:placeholder="true">
        <draw:text-box/>
      </draw:frame>
      <draw:frame presentation:style-name="Mpr4" draw:layer="backgroundobjects" svg:width="25.5cm" svg:height="4.465cm" svg:x="1.499cm" svg:y="9.749cm" presentation:class="outline">
        <draw:text-box>
          <text:list text:style-name="ML4">
            <text:list-item>
              <text:p><text:span text:style-name="MT2">Erste Gliederungsebene</text:span></text:p>
              <text:list>
                <text:list-item>
                  <text:p><text:span text:style-name="MT2">Zweite Gliederungsebene</text:span></text:p>
                  <text:list>
                    <text:list-item>
                      <text:p><text:span text:style-name="MT2">Dritte Gliederungsebene</text:span>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7" draw:layer="backgroundobjects" svg:width="6.5cm" svg:height="1.125cm" svg:x="20.999cm" svg:y="14.249cm" presentation:class="date-time">
        <draw:text-box>
          <text:p text:style-name="MP6"><text:span text:style-name="MT3"><presentation:date-time/></text:span></text:p>
        </draw:text-box>
      </draw:frame>
      <draw:frame presentation:style-name="Mpr6" draw:text-style-name="MP9" draw:layer="backgroundobjects" svg:width="9cm" svg:height="1.125cm" svg:x="2.999cm" svg:y="14.249cm" presentation:class="footer">
        <draw:text-box>
          <text:p text:style-name="MP8"><presentation:footer/></text:p>
        </draw:text-box>
      </draw:frame>
      <draw:frame presentation:style-name="Mpr7" draw:text-style-name="MP11" draw:layer="backgroundobjects" svg:width="1.5cm" svg:height="1.125cm" svg:x="0.499cm" svg:y="14.249cm" presentation:class="page-number">
        <draw:text-box>
          <text:p text:style-name="MP10"><text:span text:style-name="MT4"><text:page-number>&lt;number&gt;</text:page-number></text:span></text:p>
        </draw:text-box>
      </draw:frame>
      <presentation:notes style:page-layout-name="PM0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_5f_" style:display-name="alizarin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alizarin_5f_-title" draw:layer="backgroundobjects" svg:width="26.999cm" svg:height="2.251cm" svg:x="0cm" svg:y="0.749cm" presentation:class="title" presentation:placeholder="true">
        <draw:text-box/>
      </draw:frame>
      <draw:frame presentation:style-name="Mpr10" draw:layer="backgroundobjects" svg:width="26.001cm" svg:height="9.6cm" svg:x="0.999cm" svg:y="3.75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6.577cm" svg:height="1.3cm" svg:x="20.423cm" svg:y="13.8cm">
        <draw:image xlink:href="Pictures/10000000000001B8000000572D9A6FE2.jpg" xlink:type="simple" xlink:show="embed" xlink:actuate="onLoad" draw:mime-type="image/jpeg">
          <text:p/>
        </draw:image>
      </draw:frame>
      <presentation:notes style:page-layout-name="PM0"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Blank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3" draw:style-name="Mgr5" draw:text-style-name="MP12" draw:layer="backgroundobjects" svg:width="6.576cm" svg:height="1.299cm" svg:x="20.421cm" svg:y="13.798cm">
        <draw:image xlink:href="Pictures/10000000000001B8000000572D9A6FE2.jpg" xlink:type="simple" xlink:show="embed" xlink:actuate="onLoad" draw:mime-type="image/jpeg">
          <text:p/>
        </draw:image>
      </draw:frame>
      <draw:frame presentation:style-name="Blank-title" draw:layer="backgroundobjects" svg:width="25.198cm" svg:height="2.629cm" svg:x="1.399cm" svg:y="0.627cm" presentation:class="title" presentation:placeholder="true">
        <draw:text-box/>
      </draw:frame>
      <draw:frame presentation:style-name="Blank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25cm" svg:height="10.476cm" svg:x="1.482cm" svg:y="2.123cm" presentation:class="page"/>
        <draw:frame presentation:style-name="Blank-notes" draw:layer="backgroundobjects" svg:width="17.272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" style:display-name="Blank_" style:page-layout-name="PM1" draw:style-name="Mdp2">
      <loext:theme loext:name="alizarin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3" draw:style-name="Mgr6" draw:text-style-name="MP12" draw:layer="backgroundobjects" svg:width="6.576cm" svg:height="1.299cm" svg:x="20.421cm" svg:y="13.798cm">
        <draw:image xlink:href="Pictures/10000000000001B8000000572D9A6FE2.jpg" xlink:type="simple" xlink:show="embed" xlink:actuate="onLoad" draw:mime-type="image/jpeg">
          <text:p/>
        </draw:image>
      </draw:frame>
      <draw:frame presentation:style-name="Blank_5f_-title" draw:layer="backgroundobjects" svg:width="25.198cm" svg:height="2.629cm" svg:x="1.399cm" svg:y="0.627cm" presentation:class="title" presentation:placeholder="true">
        <draw:text-box/>
      </draw:frame>
      <draw:frame presentation:style-name="Blank_5f_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draw:page-thumbnail presentation:style-name="Blank_5f_-title" draw:layer="backgroundobjects" svg:width="0.048cm" svg:height="0.001cm" svg:x="0.001cm" svg:y="2.257cm" presentation:class="page"/>
        <draw:frame presentation:style-name="Blank_5f_-notes" draw:layer="backgroundobjects" svg:width="16.8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3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7-17T06:28:11.890000000</meta:creation-date>
    <meta:editing-duration>P7DT7H50M16S</meta:editing-duration>
    <meta:editing-cycles>1015</meta:editing-cycles>
    <meta:generator>LibreOffice/24.8.3.2$Linux_X86_64 LibreOffice_project/480$Build-2</meta:generator>
    <dc:date>2024-12-07T21:47:40.687407428</dc:date>
    <meta:print-date>2024-12-07T21:47:09.696234592</meta:print-date>
    <meta:printed-by>PDF files</meta:printed-by>
    <meta:document-statistic meta:object-count="106"/>
  </office:meta>
</office:document-meta>
</file>